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4" svg:stroke-width="0cm" draw:stroke-linejoin="none" svg:stroke-linecap="butt" draw:fill="solid" draw:fill-color="#e8e7e7" draw:textarea-horizontal-align="center" draw:textarea-vertical-align="middle"/>
    </style:style>
    <style:style style:name="gr2" style:family="graphic" style:parent-style-name="standard">
      <style:graphic-properties draw:stroke="none" draw:stroke-dash="Fine_20_Dashed" svg:stroke-width="0.051cm" svg:stroke-color="#579d1c" draw:marker-start-width="0.276cm" draw:marker-end-width="0.276cm" draw:stroke-linejoin="none" svg:stroke-linecap="butt" draw:fill="solid" draw:fill-color="#e8e7e7" draw:textarea-horizontal-align="center" draw:textarea-vertical-align="middle" fo:padding-top="-0.05cm" fo:padding-bottom="-0.05cm" fo:padding-left="0.075cm" fo:padding-right="0.075cm"/>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3.538cm" svg:height="2.577cm" svg:x="2.441cm" svg:y="2.107cm" svg:viewBox="0 0 3539 2578" svg:d="M1073 528l-18 59 25 55-51-68v-46l26-27 43 18 21-25-60-103-42-8v-55l42-4 25 46 21 4 10-67 38-14-21-34-4-51 12-25-63-51-4-73-27-38 34 9v-30c818 234 1634 446 2459 629-84 375-174 745-255 1119-43 158-81 451-140 583l8 17 9 21 4 39-4 33 12 23-25 42-13 8 9 13 8 51-251-64-56-8-169-42-4-6-448-101-29 12-55 17-17-4-55-17h-35l-30-4h-33l-30-17-21 4-30 21-77-8-13 4h-63l-38 4-38 5-31 21-38-4-76-5-27-12-21-34-21-9h-21l-21 13-81 8-25 17-17-17h-10l-29-12h-17l-30 21-25-4-4-9 4-29-4-9-26-17-17-18-21-3h-25l-10-8-38-31c-221 8-8-55-267 17l-82 8-25-8-21-21-38-9-51-38-34-13-17-25-25-17 11-52 4-21-4-29 14-30 3-13-3-25 7-26-17-64v-34l-25-29-25-39-30-25-21-8-21 4-21 12-23-8-50-107-68-8-42-30-82 4-34-59-42 17 76-234 10 43-35 128 77 8-25-60 25-13-8-72 25-34 46-17-21-25h-67l-23-18 9-38 4-76h18l-4 21 21 42 4-42 119-17-81-30-8-43-30-17-43 65 31-154 4-76-21-56 21-119 12-72-16-123-40-56v-192l31-46 21-93 64 34 204 199 246 106 124 10 76 63-4 17 52-34 29 5-29 33 34 124-5 34-50 25-23-4v-38l-25 13-46 93-47 29-86 82-38 59 65 17 93-30-103 26-34-17 69-85 64-47 80-5 31-59 67-46 13-55 30 25v106l-81 21-8 86 17-5-6 39 18 16-47 60 4 17-30 22 9 38-17 13-4-30-4 17-34-31 46-55-59 21-25 44 12 34-25 38-17-55 42-61-12-17-43 26-119 29-9 82h26l38 46 73-33 21 33 13-4 63-42 42-55v-27l44 57 17-9-17-21 12-10 47-3 13-25-13-90 17-51v-46l30-69 71-102 35-4 13-21-42-94v-68zM894 328l-48-38-21-39 4-26 21-34 13 13 31 47v12l11 9-21 4-4 14zM961 459l51-68h26l21 68-9 21-38-21-59 35 47 30 8 88 21-8 44 55-6 48-25 33-17-17v-47h-38l-13-47-13-101-21-38z">
          <text:p/>
        </draw:path>
        <draw:path draw:style-name="gr1" draw:text-style-name="P1" draw:layer="layout" svg:width="5.388cm" svg:height="3.419cm" svg:x="6.261cm" svg:y="2.831cm" svg:viewBox="0 0 5389 3420" svg:d="M1671 3182v8l6 17-6 9v4h-21v18l-8 17 4 25 18 4v9h-14l-4 4-34-25-17 4-38-13-17 13-21 4h-17l-8 9-23-38-33-6-17 10-26-4v4h-13-21l-12-10-34-7-9-4-4-18-8-5-17 13-27 4-4 23-21 29-21-8-17-17h-21l-13-10-55-11-25-18-10 8-25 4-13 10-13 21v17l-4 21-17 4-8-12-5-17-21-17-21-17-8-4 4-14-4-17 8-17-8-21v-13l-17-21 17-25v-34l-13-17 4-14-14-17v-12l-42-43h-8l-30 9h-13v-17l-29-26-9-8-17-59 9-6h8l9-4 12-28-4-23 4-12-16-9v-8l-13-13 8-17h-21l-4-8v-13l-9-13 5-17-22-21-12-43v-9l-13-34 3-38-11-21v-25l11-21 6-17-6-4-25-6 22-42-4-13-14-12-21-5v-12l-4-17v-13l-17-8-4-9-22 4v5 16l-4 9-21 4-17 21-17 9-8 13h-21l-9 8-25-8-6 16-12 13-30 14-13-4-4-23-21-8-4-21-9-17h-12l-17-9-17 5 17-34-9-17 34-13-4-17 8-8-8-27v-17l-9-8 26-30 13-17 12 5 13-9 17 9 14-17-10-26-4-8 17-21v-13l-34-13 8-18-8-7 17-14 8-21-8-21-13-4-4-17 8-13 23 4 11-4 10-34-18-21 4-4 25-17 23-69 4-4 12-13-4-42 26-9 4-8 13-42 12-26v-18l-25-7-26 3-16 14-27-17h-34l-12-22 4-9 8-8-17-34-12-4-26 21-12-9 8-33-4-9-21-8-9-17-17-5-12-39 8-25 9-9-17-16-9-22-17-8-8-9-6-33-15-34v-17l-14-4-4-23-38-46-5-42-8-9-26-8-8-13-30-13-8-8-13-30-12-25-17-10-10-17-34-21v-8l9-5 39 5 4-5 3-12-21-17v-17l-17-13 31-29v-22l-10-18 10-38-21-8v-25l-23-13v-34l-4-17-12-8-9-22-21-42-4-25-13-14 30-148 38-187 68-324c1749 370 3471 629 5253 783-59 881-148 1757-217 2637-1092-89-2186-234-3270-396l-38 217-18 124-21-13-13-8v-22l-13-16-4-9-17-8-4-23 8-11-21-17v-22l-4-9-9-13v-16l-16-5-9-12-8 4-5 17-21-4z">
          <text:p/>
        </draw:path>
        <draw:path draw:style-name="gr1" draw:text-style-name="P1" draw:layer="layout" svg:width="1.947cm" svg:height="3.036cm" svg:x="26.752cm" svg:y="3.018cm" svg:viewBox="0 0 1948 3037" svg:d="M812 2293l-21 59 72 145-13 22-8-5-17-63-25-18 4 56-25 25-17-8-5-38-17 4-50 51-17 80 25 65-47 42 8 72-30 63-33 23-17 169h-78l-11-21-6-51-50-21-5-13-38-30-12-16 4-34-13-18-4-34-4-9 4-8-4-13h-13l-42-140-99-315-72-246-136-397 51-42 60 63 3-38v-55l-11-17 8-29 76 4-59-69 51-114 59-55-21-48 51-88-5-30-29-8-4-57-13-4 21-55-30-29 13-98 47-81-13-98-4-77 187-578 90-5 34 107 76 26 145-120 55-8 12-55 48-13 246 128 217 706 21 16-12 26 29 29-17 27 22 72 29 8 13-17 56 34 85-21 25 55-34 25 55 57-4 71 35 51 55 31 21-52 51 4 17 21 67 90-25 47 98 21-8 34-65 111-46 17-47-13-59 82-13 42-90 21-16 17-5 59-34-4-4-21-8 17 8 69-25 11-48-55-50 9-43 50-38-11-46 55 33 72-8 21-98-30-30 21-17-55 17-73-13-25-42-25-13-38-8 38 34 21 8 52-51 59 17 101-12 27 8 118-42 99-35 12-34-39h-30l-8 99-42 42-40 4-15-84 8-39-35 77-4 29 35 69-10 17-21-17-51-145 13-17zM1395 1915l9-23-5-17 47-21 56 61-56 46 4 42-46-21z">
          <text:p/>
        </draw:path>
        <draw:path draw:style-name="gr1" draw:text-style-name="P1" draw:layer="layout" svg:width="3.475cm" svg:height="2.173cm" svg:x="11.485cm" svg:y="3.613cm" svg:viewBox="0 0 3476 2174" svg:d="M2468 2153c-826-30-1647-64-2468-141 55-672 120-1339 166-2012 1008 89 2008 132 3020 149l4 42 17 39v25l-4 13 8 4-4 4 13 17 4 14-4 4h8l-4 17 14 13-4 8 11 13-7 29h-10v9h-8v21h-9l5 8-9 9 13 8h-9l5 5h4l-4 12h8l-4 56h8v13h-12v4l8 5-13 8 13 4v9l-8 4 8 4-4 21 14 5-10 4 10 4v8h-10l10 5v8l-14 9h8l-4 17 10 4-14 4 14 14h-10l-4 3v18l8 7-8 10 8 4v13l10 12 3 22 8 12 10 60 13 29v27l8 4 13 25-4 13 8 13 13 17 4 33 17 26 4 38 9 14c0 42 0 80-5 118l5 4 4 17-4 17 4 13-4 17 4 18-4 21 4 13 4 46-4 9 8 42-4 4v34l-4 14 4 3 4 25h13l-4 10 4 4v8h13l4 9-13 34 9 17-17 25 8 30v35l-8 21 4 34v4l8 17 9 4v64l13 16 4 26 8 14 21 32 13 6 10 12v60l4 17v16l8 9 9 56-13 46 9 51-5 9-311-5-344-4h-17z">
          <text:p/>
        </draw:path>
        <draw:path draw:style-name="gr1" draw:text-style-name="P1" draw:layer="layout" svg:width="3.683cm" svg:height="2.457cm" svg:x="11.319cm" svg:y="5.625cm" svg:viewBox="0 0 3684 2458" svg:d="M612 2003l-105-12-244-17-263-26c30-442 72-881 107-1323h7l14-145 34-442 4-38c1140 97 2319 153 3466 162l-8 76-9 8-25 44-85 59-4 25 4 22 34 42 13 38 21 31 38 12 34 17 25 30 14 21v213c-4 328-4 654-8 982h-69l8 9-4 34 17 21 17 14v21l-7 29-23 13 5 17 8 4-4 13 4 8 31 9 8 4 13 51-4 29-6 10-7 3-18 10 10 29-10 13v25l-13 26 6 8-10 34-13 9h-4l-8 25-13 14-4 21 8 25 26 30 12 4 13 17 14 34-10 4 10 9 4 29 21 17-29 4-27-21h-17l-12 4-9-4-4-21-34-42-4-5 8-17-4-8-4-4-43-4v-9-17l-50-17-31 4h-4l4-16-4-6h-17l-55-11-17-14-21-13-9-21-8-8-17 4-17-4-35-9-38 9h-8-13-30l-34-5-21 13-21-13-22 5h-13l-13-9-33 4v17l-22 27-12 7-17 4h-17l-48-25v-8l-7-13-14-4-68-26-38-25-29-13-21-38c-694-21-1379-48-2073-103z">
          <text:p/>
        </draw:path>
        <draw:path draw:style-name="gr1" draw:text-style-name="P1" draw:layer="layout" svg:width="3.683cm" svg:height="3.05cm" svg:x="7.742cm" svg:y="5.855cm" svg:viewBox="0 0 3684 3051" svg:d="M3497 2676l-13 119-21 256c-1144-90-2331-248-3463-418 145-876 280-1757 417-2633 1085 162 2173 301 3267 396-60 732-119 1458-183 2190z">
          <text:p/>
        </draw:path>
        <draw:path draw:style-name="gr1" draw:text-style-name="P1" draw:layer="layout" svg:width="2.777cm" svg:height="2.943cm" svg:x="16.666cm" svg:y="5.051cm" svg:viewBox="0 0 2778 2944" svg:d="M2429 1216l-43 26 9 35-64 106 5 29-13 30 21 25-21-17-9 35 34 21 21-4 22-56 46-21 17-30 48-101 25-13v17l51-48 38 48 25 13-21 76-38 101-17 141 17 94-55 59-25 141 25 145-34 89-4 59-27 69v106l23 81-13 34 30 38 17 80 33 44-12 72 8 118c-459 43-919 65-1382 86l4-13-9-17-12-8-17-44-27-11-72-14h-12l-38-13-34-25-9-26-12-59-23-34-7-51-8-51h-6l6-47 38-73v-17l-9-21-46-25-10-13-8-34-13-25 4-26c-12-60-29-123-21-191l-25-35-38-68-30-21-48-29h-21l-17-5-25-17-47-42-50-35-23-42c-42-47 18-51-97-102l-55-18-21-7-21-21-14-31-13-8-80-13-47-25-12-17-52-47-34-21 21-60v-17l-4-26 8-8v-17l-8-42v-17l-17-27 21-29v-34l-8-17 4-17v-59l17-9 8-35 17-21 6-29-9-9-14-8-21-51-17-13h-34l-21-8-4-44 8-46 13-9 26-25 12-51 9-4 12-30 13-17 56-25 13-22h25l17-30 26 5 12-5 9-25 17-9v-55l-9-170-8-166 39 9 46-68 47 42h34l170-59 311-145 38 21v21l-60 204 90-46 89 34 64 8 13 17 29-8h5l4 17h13l8 8h17l30 42 8 31 13 17 4 21c239 42 408 42 618 162l4-8 7 4v8l27-8 8 8 13-4 17 17h13l4-17 12 4 13-8h17l4 4 9 8 12-4 27 13 13-9 29 17h4l22-4 21 9 17-5 12 9 17 8h9v21l17 9-26 30v12l21 13 17 4 27-7 11 17 48 8 17 17 17 4v9l13 8v9l-17 8v4l25 26v12l-4 17-21 5 12 12 13 30-13 25-21 14 9 25-13 30 4-8 4 4 13 17 4-13 30 4 34-29 21 17v8l-21 55v17l-4 8v13l-9 9 9 18 25 21 4 21 44 8-17 22v42zM2765 957l13 38-13 17-21-21 13 68-26 4 21 35-21 4 4 26-17-5-21 51 9 38-17 38-44 56-33-25-17-48 21-67 25-30 17-86 27 13 42-97h17z">
          <text:p/>
        </draw:path>
        <draw:path draw:style-name="gr1" draw:text-style-name="P1" draw:layer="layout" svg:width="3.143cm" svg:height="5.091cm" svg:x="4.964cm" svg:y="2.737cm" svg:viewBox="0 0 3144 5092" svg:d="M246 3441l9-47v-33l8-17 13-5v-12h17l4-9 4-17 10-17 4-25 26-25-13-44 8-12h9l25-30v-21l-25-17 4-21-4-17h-17l-13 4-14-8-4-17-4-6-21 14-13-8-13-27 5-8 8-26-4-34 8-21 5-34 12-4 13-12 22-13 3-17 10-10 42-67 4-5 22-29 42-9 31-33 7-9 14-8 25-31v-25l9-13h-9v-4l9-13-5-13 26-17 17-12 4-13 13-4 12-17 38-76 22-48 64-68 8-21 47-38 9-31-13-42v-30l-4-25-43-34-12-25-34-10-6-17-21-46-8-51-9-13-8-50-9-13 13-10 26-42-13-21 4-34-4-38-9-21-8-17c59-132 98-425 141-583 80-374 170-745 255-1119l416 93-67 324-39 187-29 149 13 13 4 25 21 43 8 21 13 8 4 17v35l21 13v25l22 9-9 38 9 17v21l-30 29 17 13v18l21 17-4 13-4 4-38-4-9 4v8l34 21 8 17 17 9 13 25 13 30 8 8 31 13 7 14 27 7 8 10 4 42 38 47 5 21 12 4v17l17 35 5 34 8 8 17 8 8 22 17 17-8 8-9 25 13 39 17 4 10 17 21 8 4 10-10 32 14 10 26-21 12 4 17 34-8 8-5 9 13 21h34l21 17 21-13 27-4 25 8v17l-14 26-11 42-4 10-27 7 4 43-12 13-5 4-21 68-25 17-4 4 17 21-9 34-13 4-21-4-8 14 4 17 13 4 8 21-8 21-17 13 8 8-8 17 34 13v13l-17 21 4 8 8 27-12 17-17-10-13 10-13-4-12 16-27 30 10 9v16l8 26-8 8 4 17-35 13 10 17-18 35 18-4 17 8h12l9 17 4 21 21 9 4 21 13 4 30-13 12-12 5-17 25 8 8-8h22l8-13 17-10 18-21 21-4 4-7v-18-5l21-4 5 9 17 8v14l4 17-4 11 25 6 13 12 4 13-21 42 25 5 4 4-4 17-13 21v25l13 23-4 38 13 33v9l12 42 21 21-4 17 9 13v13l4 8h21l-7 17 11 14v8l18 9-4 12 4 22-12 29-10 4h-7l-10 5 17 59 10 8 29 27v17h13l30-10h8l42 44v12l13 17-4 13 12 17v34l-16 25 16 21v14l9 21-9 17 5 17-5 13 9 4 21 17 21 17 4 17 10 12 17-4 4-21v-17l13-21 13-9 25-4 8-8 26 17 56 12 11 9h23l17 17 21 8 21-29 4-22 26-4 16-12 9 4 4 17 9 4 33 8 13 9h22 9l4-4 25 4 17-9 34 5 21 38 9-9h17l21-4 18-13 38 13 17-4 34 25 4-4h13v-9l-17-4-4-25 8-17v-17h17l4-4 4-9-8-17 4-8 17-4 21 4 4-17 9-4 8 11 17 6v17l10 12 4 9v21l21 17-8 13 4 21 17 8 4 9 13 17v22l12 7 22 14c-85 544-171 1088-261 1633-968-166-1922-332-2883-553z">
          <text:p/>
        </draw:path>
        <draw:path draw:style-name="gr1" draw:text-style-name="P1" draw:layer="layout" svg:width="0.897cm" svg:height="1.666cm" svg:x="25.773cm" svg:y="4.923cm" svg:viewBox="0 0 898 1667" svg:d="M400 1667h-9l-21-30v-21l-12-72-43-242-29-132-18-25-17-9v-13l-9-12-8-6-21 14-5 34-21-4-8-34 12-60v-30l-4-13-17-12-8-55-17-13-17-48v-21l-17-17-4-8 4-34-4-17 7-25-3-17 25-47-29-69 7-29v-17l-34-68-8-4-17-14c-13-46-30-93-17-148l-21-8-9-17 9-61-17-29v-17l72-21 290-68 297-77 179-51-13 25 21 22 13 25-21 64 4 22-17 33 21 39 17 12 10 4 11 30 14 10-22 21v8l14 9v17l-10 21h-13l-4 4v21l-4 13c-106 69 0 55-102 84v10c-98 13-8 118-17 161h9l4 4-13 42v14l-8 17v8l13 9-5 17v21l-17 21 5 55v21l-5 14-16 17-17 25 4 72-14 17v38l10 21 4 52v21l7 17v22l10 8-4 51 4 52 17 25v47l4 29-4 17-9 9-8 12 8 31-8 34 17 29 12 13 9 13h13l12 4 5 13-222 50-46 9z">
          <text:p/>
        </draw:path>
        <draw:path draw:style-name="gr1" draw:text-style-name="P1" draw:layer="layout" svg:width="3.448cm" svg:height="3.889cm" svg:x="14.671cm" svg:y="3.519cm" svg:viewBox="0 0 3449 3890" svg:d="M2595 3846c-758 25-1515 51-2271 42 8-289 0-578 8-864v-331l-14-21-25-31-34-17-38-12-21-30-13-38-34-42-4-23 4-25 85-59 25-43 9-8 8-76 6-10-10-50 14-47-10-55-8-8v-17l-4-17v-61l-9-12-13-4-21-34-8-13-4-25-13-17v-65l-9-4-8-17v-4l-4-34 8-21v-34l-8-30 17-25-9-18 13-34-4-8h-13v-9l-4-4 4-9h-13l-4-25-4-4 4-13v-34l4-4-8-39 4-13-4-46-4-13 4-21-4-17 4-17-4-13 4-17-4-18-5-4c5-38 5-76 5-118l-9-13-4-38-17-27-4-33-13-17-8-13 4-13-14-25-7-4v-26l-14-29-9-61-8-12-4-21-9-13v-13l-8-4 8-9-8-8v-17l4-4h9l-13-13 13-4-9-4 4-17h-8l13-9v-8l-9-4h9v-9l-9-4 9-4-13-6 4-21-8-4 8-4v-9l-13-4 13-8-8-5v-4h12v-13h-8l4-55h-8l4-12h-4l-5-4h9l-13-9 9-8-5-9h9v-21h8v-10h9l8-29-12-13 4-8-13-13 4-17h-8l4-4-4-13-13-17 4-4-8-4 4-13v-25l-17-38-4-44h919v-242l140 25 69 293-5 69 55 42h124l30 34 170 17 17 65 13 8 122-17 17-8 6-34 67-31 93 6h65l97 55 38-5 9 26-30 4-4 25 98 13 17 21-4 30 51 90 38-17-13-35 9-38 67-13 39 9 30 64 89 30h29l10 55 63 4v38l150-30 88-80 68-39 65 103 76-26 4 17 183-21 55 13 21 42 39 13 68-26 97 13-38 8-4 22-162 98-225 89-221 179-192 229-145 141-126 94-57 84h-38l6 5 7 166 10 170v55l-17 9-10 25-13 4-25-4-17 30h-25l-13 21-55 25-14 18-11 30-10 4-13 51-25 25-13 9-8 46 4 42 21 10h34l17 13 22 50 13 9 8 8-4 30-17 21-8 34-17 8v61l-4 17 7 17v33l-21 30 18 25v17l7 44v17l-7 8 3 25v17l-21 61 35 21 51 46 12 17 47 26 80 12 14 9 13 29 21 22 21 8 55 17 55 31 18 17 7 12 6 21 12 22 22 42 50 34 47 43 25 17 17 4h22l47 30c128 114 72 174 114 314l-187 14z">
          <text:p/>
        </draw:path>
        <draw:path draw:style-name="gr1" draw:text-style-name="P1" draw:layer="layout" svg:width="4.241cm" svg:height="3.555cm" svg:x="1.501cm" svg:y="3.719cm" svg:viewBox="0 0 4242 3556" svg:d="M1357 3028c-429-131-881-242-1306-381l-51-86v-103l25-118 47-72 14-43-39-161 60-69 110-183-4-25 94-81 51-85 76-154 102-255 102-242 21-103 73-127 72-161 25-124 26-9 12 30 23-13-31-55 35-84-4-52 25-59v-51l46-34 9-128 63 86 17-23-12-38h29l13 34h18l85-17 50 78 26 8 22 8 21-12 21-4 21 8 30 25 25 38 26 30v34l17 63-9 27 5 25c-34 72 4 43-30 145 59 59 136 97 212 131l82-8 38-9 17-8h25l21-13 39-4 22 13 21 4h85l38 30 8 8h25l23 4 17 17 25 18 4 9-4 29 4 9 26 4 29-21h17l30 12h8l17 17 27-17 80-8 21-13h17l25 9 22 34 25 12 77 5 38 4 30-21 38-5 39-4h64l12-4 76 8 30-21 22-4 30 17h34l29 4h34l55 17 18 4 55-17 30-12 446 101 4 4 171 44 56 8 250 64 9 12 8 51 22 48 4 17 34 8 12 26 44 33 4 26v29l13 47-10 25-46 39-9 22-63 67-22 47-39 77-17 17-8 4-3 13-18 13-26 17 5 12-9 13v4h9l-9 13v25l-25 31-13 8-8 9-30 34-42 8-21 30-6 4-42 69-9 7-4 18-21 13-13 13-12 4-5 34-8 21 4 34-8 25-4 10 12 25 13 7 21-11 4 4 5 17 12 8 13-4h17l4 17-4 21 25 17v21l-25 30h-9l-8 13 13 42-26 25-4 27-8 17-5 17-4 8h-17v13l-13 4-8 17v34l-8 46-247 1098c-702-166-1417-322-2106-528z">
          <text:p/>
        </draw:path>
        <draw:path draw:style-name="gr1" draw:text-style-name="P1" draw:layer="layout" svg:width="0.849cm" svg:height="1.819cm" svg:x="26.453cm" svg:y="4.689cm" svg:viewBox="0 0 850 1820" svg:d="M183 1808l-86 12-4-12-13-4h-12l-9-13-12-13-17-30 8-33-8-30 8-14 9-7 4-18-4-30v-46l-17-26-5-50 5-52-9-9v-21l-8-17v-21l-5-51-8-21v-39l13-17-5-72 17-25 17-17 5-13v-21l-5-56 17-21v-21l4-17-12-9v-8l8-17v-13l13-42-4-4h-9c9-44-80-150 17-162v-9l44-12 8-9 4-25 9-14 38-25 4-13v-21l4-4h13l8-22v-17l-12-8v-8l21-22-13-8-13-31-8-4-17-13-21-38 17-34-4-21 21-63-13-27-21-21 13-25-9-34 26-42v-55l-30-17 30-10 29-51 72 22 21-47 137 396 73 246 97 315 42 141h13l4 13-4 8 4 9 4 33 13 17-4 34 14 17 38 30 4 12 51 23 4 50 13 22-30 4 9 17-13 12 17 17 25-29 42 8-4 137-17 4-25-4h-13l-42 38-13 34-25-5-27 17 10 44-27 4-4 13-12 21-285 72h-17z">
          <text:p/>
        </draw:path>
        <draw:path draw:style-name="gr1" draw:text-style-name="P1" draw:layer="layout" svg:width="3.185cm" svg:height="2.092cm" svg:x="14.905cm" svg:y="7.348cm" svg:viewBox="0 0 3186 2093" svg:d="M2752 1864l-4 17-17 21-21 8h-30l-51 30-17 17v21l17 13 4 12-4 43 4 25v10l-21 4-13 8-13-8h-8l-4-10-17-4v-17l-5-4v-7l-21-6-4-12-17-17-4-13-34-13v-21l-18-4-7-13-103 9-124 4c-200 17-395 30-591 38-404 13-795 21-1204 8l4-21-4-12-51-60c22-73 30-157-4-225l9-25-5-39h5v-13l-26-9-4-8 4-9-8-55 8-4 9 17 4-8-30-30 5-35v-46l-5-9-29-4-6-4 10-17 4-9-8-8-21 8-18-8-5-13 9-13-17-17 4-33-8-23-5-4 22-8-9-17v-17l13-25-30-47-8-25 4-17v-27l-17-7-13-14-12-4v-17l-17-13-9-51-29-29-9-30 13-14 4-15-4-17-13-14-12-17-13-13v-21-25l7-17v-17l-17-17-21-17-4-31-9-8 9-3-13-35-12-17-13-4-26-30-8-25 4-21 13-13 8-27h5l12-7 9-35-4-8 12-26v-25l9-13-9-29 17-9 10-4 3-9 4-29-13-52-8-4-30-9-4-8 4-13-8-4-4-17 21-13 8-29v-22l-17-12-17-21 5-31-9-13c859 4 1727-12 2586-59l-4 25 13 26 8 35 9 11 47 27 9 21v17l-38 72-6 46h6l7 52 10 51 21 34 12 59 9 25 34 27 38 13h13l73 12 25 13 17 42 13 9 8 17-4 12-9 13 5 8 21 9 21 31 34 16 29 17 9 17 8 51v9l21 21 27 8 42 21 26 27h4l8 8v34l9 13 4 38-4 34-13 81-30 21-21 17-8 26-4 46v30l-5 14-35 11-4 17-11 14-44 4-25 13-30 34-21 8h-34l-35 4-46 22-30-5-13 5-12 16-4 47-17 42 4 22 25 39c64 8 59 105 51 149l-4 17-34 33-17 30v47z">
          <text:p/>
        </draw:path>
        <draw:path draw:style-name="gr1" draw:text-style-name="P1" draw:layer="layout" svg:width="1.824cm" svg:height="1.007cm" svg:x="26.16cm" svg:y="6.221cm" svg:viewBox="0 0 1825 1008" svg:d="M1088 770l-11-4-4-21v-30l-10-8v-13l-25 7-13-55-4-25-55 17-141 42-8-7-141 28-17 6-179 42-29 8-5 9h-12l-5-4-67 17v16l-21 13-5-25-94 21-17 4-212 42-13-16 4-293 9-171 111-21 46-8 221-51 85-14 166-38h17l286-72 12-21 4-13 26-4-9-42 26-18 25 4 13-34 42-38h14l25 4 17-4 72 120 69-9-10 47-76 46-21 72-25 21-13 107 64 13 8-21 34-5h21l60 51 68 111 42 13 21 80 69 27 72-6-25 17 59-21 81-67-8-51-73-82-85-17 55-25 51 21 65 65 46 84v64l-204 98-8 30-95 46-12-4-13-124-85 99-25 4-35 86-51 33-38-98-29-8-22-17-25-21zM1488 898l14-25 17 25-9 7h30l25 35-123 38-4 30-47-25 30-13 8 17v-38l25-59 31-17zM1787 898l8-14-13-4-17 39 13-43-13-26 55 52 5 26-60 29-55-8-4-17 55-4z">
          <text:p/>
        </draw:path>
        <draw:path draw:style-name="gr1" draw:text-style-name="P1" draw:layer="layout" svg:width="4.359cm" svg:height="2.177cm" svg:x="11.204cm" svg:y="7.574cm" svg:viewBox="0 0 4360 2178" svg:d="M1277 2098l-324-23c21-221 30-442 47-667-337-21-668-38-1000-76 38-442 72-890 114-1332 898 89 1784 136 2685 158l21 38 31 12 38 26 67 25 13 4 9 13v10l46 25h17l18-4 13-10 21-25v-17l34-4 12 8h13l21-4 21 13 22-13 33 4h31 13 8l38-8 34 8 17 4 17-4 9 9 8 22 21 11 18 14 55 13h17l4 4-4 17h4l30-4 51 17v17 8l43 4 4 5 3 8-7 17 4 4 34 44 4 21 9 4 12-4h17l26 21 29-4 17 17v17l-8 16v26 21l14 13 11 17 14 12 3 17-3 17-14 14 10 29 29 30 9 51 17 13v17l12 4 13 12 17 9v25l-4 18 8 26 30 46-13 26v17l9 16-21 9 4 4 8 21-4 35 17 17-9 13 5 13 21 8 17-8 8 8-4 8-8 17 4 5 29 4 6 8v47l-6 35 31 29-4 9-10-17-7 4 7 55-3 9 3 8 27 9v12h-4l4 38-9 27c34 67 26 152 5 225l50 59 5 13-5 21v30l17 12 26 5v-26l4-4 4 4 4 21-8 9-9 21 30 60v21l13 13-5 9-12 8v4h25l21 30 39 25 5 9 4 25 21 31 13 13 4 12-13 9v25h9l12 9 13 4 17 17-8 4h-571c-305-4-608-13-913-17-528-17-1065-34-1591-63z">
          <text:p/>
        </draw:path>
        <draw:path draw:style-name="gr1" draw:text-style-name="P1" draw:layer="layout" svg:width="3.976cm" svg:height="3.019cm" svg:x="23.128cm" svg:y="5.141cm" svg:viewBox="0 0 3977 3020" svg:d="M0 2416l136-131 34-52 93-76 30-89 81-77-59-116 21-33-29-26-65-4 4-38-25-82 269-114 225-38 123-4 94 46 89-42 217-42 73-65 12 13 34-72 68-68 102-60 9-55-21-30-34-98 7-55 31-17-17-51-39-29-38 25-38-34 195-239 26-89 153-233 149-133 102-46 328-82 305-80v17l17 30-8 60 8 17 23 8c-13 55 4 102 16 148l17 13 9 4 34 69v17l-9 30 30 67-25 48 4 17-9 25 5 17-5 34 5 8 16 17v21l17 48 17 13 9 55 17 12 4 13v30l-13 60 9 34 22 4 3-34 22-12 9 4 8 11v14l17 9 17 25 30 131 42 243 13 72v22l21 29h8l-8 171-3 294 11 16 48 255 13 89 16 107 13 47 47 47-102 102 47 46 4 13-47 86v38l-56 29-25 78-4-23 4-42 8-63 5-30v-21l-9-27-170-46-17-4-72-22-179-67-8-13-17-13-4-18-9-3-21 9-34-6-18 6-4-13-17-8-21 4-30-35-8-17-26-17-4-4 9-21-21-47 4-8-9-30h-17l-4-14 4-11-21-14-4-3-14-6-7-4-44 10-25-52-21-4-17-13h-17l-46 8-299 64-21 4-200 39-179 34c-450 102-915 183-1369 259zM3144 2910l-82 46 73-63-4-13h-42l-34 26 29 21-64 21-17-34 17-77 21-42 69-13-4-38 63-51h65l11-35 111-11 26-44 56-21 186-59 124-145h21l-30 30-17 60-55 55-18 46 61-21 76-90 38-21 64 10 64-78h25l-13 39-259 212-412 210zM3360 2830c89-14 171-120 243-150l-4 9-85 55-34 29-98 57-17 3zM2918 3020l-4-17 21-68 43-25 17 30-26 42-29 34z">
          <text:p/>
        </draw:path>
        <draw:path draw:style-name="gr1" draw:text-style-name="P1" draw:layer="layout" svg:width="3.065cm" svg:height="1.977cm" svg:x="22.791cm" svg:y="7.319cm" svg:viewBox="0 0 3066 1978" svg:d="M246 1978c-84-497-160-1000-246-1498l336-242 30 170c451-76 905-157 1353-255l196-39 199-38 22-4 297-64 46-8h18l17 13 21 4 26 51 42-9 9 4 12 5 5 4 22 14-6 11 6 14h17l8 30-4 8 21 47-8 21 4 4 25 17 9 17 29 35 21-4 17 7 5 14 17-6 33 6 23-10 8 4 4 17 17 14 9 13-38 34v12l-13 13-14 42 4 13-12 48-13 21-17 13v12h13l-17 13-13 30-13 12-21 13-8 17 4 8 38 34 4 14 9 4 4 9-17 16 4 13v17l-8 17-21 4-9 17 5 17v30l12 4-12 17 8 8 4 13 9 22v9l8 8 26-14 25 10 14 13 4 46 13 17 15 9 14-5h13l17 34 13 4 8 13 25 9 26 25 60 35 7 17-4 21-42 13-13 29-34 21-12 22-30 21-4 22-9 7h-12l-13 18v13l13 25-5 9-21 8-25 26-48 8-29 43-30-9h-55l-35 4-17 21-21 34-8 39h-9l-170 39-47 8-166 38-114 21-98 21-116 23-118 25-4 4c-511 89-1013 196-1524 272z">
          <text:p/>
        </draw:path>
        <draw:polygon draw:style-name="gr1" draw:text-style-name="P1" draw:layer="layout" svg:width="0.904cm" svg:height="0.883cm" svg:x="26.173cm" svg:y="6.894cm" svg:viewBox="0 0 905 884" draw:points="59,524 47,434 0,179 213,136 230,132 324,111 328,136 349,124 349,107 417,89 421,93 434,93 438,86 469,76 646,34 663,30 804,0 812,8 863,191 876,242 880,268 905,387 890,400 902,438 902,451 894,455 698,532 676,532 642,497 651,549 583,574 400,617 324,711 86,884 80,873 34,825 136,723 89,676 76,629">
          <text:p/>
        </draw:polygon>
        <draw:path draw:style-name="gr1" draw:text-style-name="P1" draw:layer="layout" svg:width="0.407cm" svg:height="0.506cm" svg:x="26.985cm" svg:y="6.842cm" svg:viewBox="0 0 408 507" svg:d="M68 318l-5-25-12-51-51-183 141-42 55-17 4 25 13 55 25-8v14l8 7v31l5 21 12 4 30 9 25 21-21 25-46-29-17-13 17 38-13 38 25 111-12 68-102 67-69 23 9-6v-11l-13-39 17-13zM370 204l38 97-29 31-38-136zM336 221l17 111h-21l-25 30 8-124z">
          <text:p/>
        </draw:path>
        <draw:polygon draw:style-name="gr1" draw:text-style-name="P1" draw:layer="layout" svg:width="0.689cm" svg:height="1.586cm" svg:x="25.522cm" svg:y="7.663cm" svg:viewBox="0 0 690 1587" draw:points="25,1157 30,1153 25,1136 34,1123 47,1105 55,1098 47,1094 76,1050 124,1042 124,1042 149,1017 170,1008 175,1000 162,974 162,962 175,945 187,945 196,936 200,915 230,894 242,873 276,850 290,821 332,808 336,787 328,770 268,736 242,711 217,701 208,690 196,684 179,651 166,651 153,655 136,646 124,629 120,583 107,570 80,562 55,574 47,566 47,557 38,536 34,524 25,515 38,497 25,494 25,463 21,446 30,429 51,425 59,408 59,391 55,379 72,362 68,353 59,349 55,336 17,301 13,293 21,276 42,263 59,251 68,221 86,208 72,208 72,196 89,183 103,162 114,114 111,103 124,59 136,47 136,34 175,0 353,68 425,89 442,93 612,141 621,166 621,187 617,217 608,280 604,324 608,345 557,400 553,353 545,379 524,442 501,497 519,532 540,536 591,524 680,587 684,740 655,736 663,757 690,749 684,770 651,783 673,783 655,902 676,1004 655,1077 621,1119 629,1153 583,1149 596,1174 579,1229 591,1259 501,1344 519,1344 519,1366 469,1532 434,1561 438,1587 391,1587 413,1485 387,1450 336,1442 290,1460 111,1370 25,1311 34,1259 0,1229">
          <text:p/>
        </draw:polygon>
        <draw:path draw:style-name="gr1" draw:text-style-name="P1" draw:layer="layout" svg:width="1.636cm" svg:height="2.811cm" svg:x="19.324cm" svg:y="8.246cm" svg:viewBox="0 0 1637 2812" svg:d="M890 2468l-14-10h-13l4 21 23 6 4 4-4 8-23 9-8 13-25-13h-5l-4 13 17 12v9l-4 12-21 9-9 4-4 17v25l13 26-5 14-8 4h-21l-9 3-4 43-17 9h-8l-5-9v-25-10l-12 6-21 8h-13l-31-52-12-4-17 4-17 23-13 11-34 10-13 4-8 13-13 67-17 17-12-4-17-21-10-9-25-4-30-13-17-8-42-30-38 5-21 17-56-30-13 30 21 16 4 22-8 17-21 8-17-4v-43c-59-4-59 51-120-4h-8c-26 64 47 34-13 98l-25-9-13-4-30-4-4-13h26l4-9-26-12-8-21v-5l25 5 9-9v-8l-30-5v-8l9 4h12v-17l9-12-4-23v-15l-9-6-4-4 4-8 30-9 4-21-21 8-4-8 21-21 8-4 9-13v-13l-21-17-9-21 4-4 21-48 9 6v12l14-12v-13h7l4 21h6l4-48 29-21 13-25 4-21-12-9 34-17 8-17 8 5v-13l-8-17 4-21 4-14 13-4-4-17v-13l17-21 21-8 17-38-4-22-5-4 5-13-26-43-4-3 9-25 4-18-4-22-9-8-25-13h4l-4-42-13-13h-13v-12l-17-5v-12l-8-9 13-18 21-21 4-4 4-4v-26l-12-8-9-13 4-8-8-9 13-25 25-5c-42-532-89-1058-137-1586l34 29 27-4-13 13 30 17 76-4 136-72 51-38 153-14 141-17c238-21 472-47 710-72 69 587 128 1178 200 1765h-9l-29 30v9l8 12 17 17 9 13-5 21-12 22v9l12 4h26l8 8 4 13-17 21 5 30-76 17-47 25-25 27-17 15-27 6-34-35-33 14h-39l-16 11v17l25 77v13l-4 17-17 17-17 30-52 25-8 43-5 30-12 25-30 26-21-5-13-4-13 13-4 21-29 42 8 82-8 17-9 21-29 8-10 9-8 17-34-26h-43l-33-12-13-13-9-13-8-46z">
          <text:p/>
        </draw:path>
        <draw:path draw:style-name="gr1" draw:text-style-name="P1" draw:layer="layout" svg:width="3.359cm" svg:height="5.176cm" svg:x="3.041cm" svg:y="6.936cm" svg:viewBox="0 0 3360 5177" svg:d="M328 2424l-69-97-97-141-120-187-42-59 13-42 4-31c158-621 324-1242 484-1867 945 238 1898 455 2859 638-161 847-326 1689-492 2535l-69 354-72 399-21 99-73 417-9 8-42 42-21 51-47 9-12-5-34-33 8-17-4-17-14-23-17-11-34 11-12-3-34-25-34 3-13-3-50 13-14 12-3 17 3 13-17 34 8 55 23 21-6 8-17 13-8 56-9 17 9 25-9 30 9 9v21l-9 17v25l-16 18 4 46 17 68-5 34v56 34l-12 17-9 4-25-4-4 8 17 34-26 17v30c-608-918-1237-1825-1837-2753z">
          <text:p/>
        </draw:path>
        <draw:path draw:style-name="gr1" draw:text-style-name="P1" draw:layer="layout" svg:width="2.96cm" svg:height="3.713cm" svg:x="5.768cm" svg:y="7.574cm" svg:viewBox="0 0 2961 3714" svg:d="M141 2535c166-846 331-1689 493-2535 481 89 965 170 1447 255l-48 277-34 208-25 175 484 76 31 4 472 64c-128 885-243 1771-366 2655-863-120-1736-265-2595-425l72-400z">
          <text:p/>
        </draw:path>
        <draw:path draw:style-name="gr1" draw:text-style-name="P1" draw:layer="layout" svg:width="4.235cm" svg:height="7.235cm" svg:x="1.143cm" svg:y="6.366cm" svg:viewBox="0 0 4236 7236" svg:d="M846 2872l-59-21-25-52-137 4-4-59-17-34h-13l21 34-4 38-51-59-25 29-31-8-11-34 11 51-25 42 25 30-32 25-6 69h-29l-60-76-16 4-43-94-47-26-22 22-29-13 69-90v-102l-27-8-13-97-67-103-68-166-69-135 44-69-6-217 69-124 13-89v-98l-48-135-25-78-89-135 21-48-8-76 242-307 8-101 78-107 29-93 13-183-34-47 30-39 29-97c655 200 1332 396 1991 570l-135 528-248 939-46 183-17 86-30 97-8 34-5 31-12 42 42 59c701 1069 1412 2119 2123 3178l-4-4v42l-9 14-4 29 25 34 5 51 4 8 17 9 12 21 13 69-8 8 8 13 13 34-13 38v13l25 8 13 17 9 13 12 8 34 35 14 25 7 17-4 26h-13l-55 46-29 4-21 17-51 13-13 17-8 31-61 34v4l9 25-21 38 4 13-9 13 5 35-9 15 4 27-29 13 4 12-4 30-13 21 4 17-38 25-8 17-17 9-10 18-7 11-48-4 5 39-22 30 26 29-9 22v4l-4 42-25 27-4 17 21 42h12v4l13 9 35-5 17 13 21 38-8 30-5 56-39 17-8 17v12l-9-4v4h-12v9l-5-4v8h-21v4l-46-17h-13l-8 9-766-90-570-68-9-128 21 86 13-52-34-47-38 30 9-110 21-25-5-154-25-90-80-127-218-294-68-33-38 38-56-38-3-26 25-17-4-51-43-115-136-21-73-34-131-107-14-63-93-120-59-42-141-25-63-60-69-22-169-25-14-59-63-51 42-82v-38l25-59-25-38 25-42 31-65v-42l-103-76v-34l34-65v-46l-59-34-51-132-60-38-3-99-44-67-76-230-73-107 10-187 38-34 12 30 39-21 50-102-4-25-29-82-95-21-46-47-30-85-46-106 34-69-5-89-21-33 34-116 17-55h52l11 60-11 12-14 60 107 140 55 14-51-44-8-166-47-42 21-76-29-17 8-48 51-12 153 12 144 65 31-34 42 9-4 16 12 5-4-34 17-14-63 14 12-52zM1140 5717l98 61 60-10 21 21-13 14-98 3-72-17-13-29 9-13-21-30zM936 5705l106 8 31 72-86 14-30-27zM1837 6347l30 56-13 17-80-31v-64l-38-21-9-34zM1753 6730h-38l-34-64-31-98 17-3 14 32z">
          <text:p/>
        </draw:path>
        <draw:path draw:style-name="gr1" draw:text-style-name="P1" draw:layer="layout" svg:width="2.198cm" svg:height="2.526cm" svg:x="20.737cm" svg:y="7.799cm" svg:viewBox="0 0 2199 2527" svg:d="M1021 2441l-9 10-8 3-9-7-8-18-21-9h-43l-29-17-10-4-46 21-9 9v22l-8 7-13 6-13-10-33-7-13-27-30-8-12-21-27-9-25-4-47 13h-21l-47-9-25-13-8-38-17-29-18-13-17-48-21-12-21 4-17-8-5-26-12-13c-51 5-61 82-154-4l-21 26-8 4c-68-575-128-1149-196-1722l200-35 8-4 243-34 50-9 137-21 170 47 82 46 101-11 9 21-137 51 82 4 93-26 85 26 98-44 153-76 25 9 116-13 110-110 46-73 166-110 217-128c48 297 103 596 145 894l-21 17h-17l-17 4-13 25 5 13 21 13 8 21 13 13v59 4l8 10 9 46v17l-17 25-4 34-9 21v13l-4 77 4 34-8 30 4 13-4 8-17-4-4 4v8l12 17v13l-12 13 4 21-17 39 8 13 13 8 4 13-17 17v13 25l-12 13h-13l-21 25-21 25v10l-27 25-8 26-30 21-4 17-13 8-4 17-25 4-22 26-21 8-35-34-8-4-7 4-35 43-5 8v48l-50 4-5 7v27l-17 8-12 30 12 30v25l-16 8-17 5v8l4 17 25 8v40l17 21-13 8-25-17-4 9-9 38-12 8-13-4-14-8 18-26-18-29-7-5h-22l-13-12-21 4-4 17-17 8-5 21-12 38 4 39-25 29-9 17 25 43v22l13 29v26l-17 4h-25l-13 13v81l-4 13-34 17h-8l-39 17-30 8h-13l-4-4-21-38-30-13-21-25-21-6h-35l-13-8-17-13-8-38-13-17v-25l-8-13h-17l-21 21-30 9-17 21-21 13-14 33-17 9-38-4z">
          <text:p/>
        </draw:path>
        <draw:path draw:style-name="gr1" draw:text-style-name="P1" draw:layer="layout" svg:width="2.101cm" svg:height="3.73cm" svg:x="17.478cm" svg:y="7.91cm" svg:viewBox="0 0 2102 3731" svg:d="M1881 3331l-10 25-114 30-21 30-30-9-25 13-17 73 3 25 31 34 17 34-9 38-14 21h-7l-18 4-17-4-30-21-46-17h-21l-9-4-59-34-43-9-30 5-34 25-25 52-13 13-8 21-5 25 17 17 9 9-34 4-13-30-8-4-21-34h-10l-11 4v17l25 17 3 13-13 8-15-4-40-21v-38l-25-21-8-23-22-38v-21h-8l-13-8-4-21 8-17 17-5 13-12 4-38-17-31-21-21-21-55 4-26-8-25 4-17-4-14-31-3-46-25-9-27-8-12-21-21-68-39-4 5-17 12h-21l-23-17 9-38-30-4-12-8-43-30-8-8-38-27-30-17-17-29-25-17-18-26-4-63 4-27 4-15 21-27 18-63v-9l3-21 31-30v-39l-13-25 4-17 13-30 13-12 8-9v-21l-8-13-59-38-17-4h-22l-47-21-34 3-25 43-21 17-30-4-22-34-26-68v-13l9-26-17-33-4-34-9-21v-13l-25-35-38-30-51-29-48-30-17-17-12-38-34-14-25-32-64-52-22-26-3-21-10-34-34-35-4-15 9-10 4-17-13-17-21-38-9-38-8-48 4-42v-34l4-38 17-46 13-9 21-4v-9l-4-25 4-43-4-13-17-13v-21l17-17 52-29h29l22-9 17-21 4-17 12-39v-47l17-29 34-34 4-17v-81l-4-26-12-21-17-17-17-4-26-38-4-21 17-44 4-46 13-17 13-4 29 4 48-21 34-5h34l21-8 29-34 26-13 42-4 14-13 4-16 34-13 4-14v-29l4-47 9-25 21-17 30-21 12-82 4-34-4-38-8-13v-33l-9-9h-4l-25-25-43-21-25-10-22-21v-9l-9-50-8-17-30-17-34-17-21-31-21-7-4-10 8-11c464-23 924-44 1383-86l-9 120 47 101 46 59 44 141 46 76 17 170 9 116 8 80c34 404 68 814 102 1222l-26 4-12 25 8 9-4 8 8 13 13 9v25l-4 4-4 4-22 22-12 17 8 8v14l17 3v14h13l12 11 5 44h-5l27 12 7 9 6 21-6 17-7 25 3 5 27 43-5 13 5 4 4 21-17 38-21 8-18 22v12l4 17-13 4-4 13-4 21 8 17v13l-8-3-9 17-34 17 13 8-4 21-13 26-29 21-5 46h-4l-4-21h-9v13l-12 13v-13l-9-4-21 46-4 4 7 23 23 17v12l-9 13-8 4-23 21 6 9 21-9-4 21-31 9-3 8 3 5 8 4v17l6 21-10 14v17h-11l-10-6v10l31 4v9l-10 8-25-4v4l8 21 27 13-6 8h-25l4 13 31 4-18 51-30 21-12 27 4 25 17 25z">
          <text:p/>
        </draw:path>
        <draw:polygon draw:style-name="gr1" draw:text-style-name="P1" draw:layer="layout" svg:width="0.11cm" svg:height="0.135cm" svg:x="24.841cm" svg:y="9.455cm" svg:viewBox="0 0 111 136" draw:points="47,17 111,55 55,136 55,120 47,111 51,103 47,86 30,76 21,55 0,51 30,0">
          <text:p/>
        </draw:polygon>
        <draw:path draw:style-name="gr1" draw:text-style-name="P1" draw:layer="layout" svg:width="0.556cm" svg:height="0.914cm" svg:x="25.394cm" svg:y="8.748cm" svg:viewBox="0 0 557 915" svg:d="M208 850c-63-250-145-497-208-753h8l9-38 21-34 17-21 34-4h56l30 8 8 5-8 8-13 17-9 13 5 17-5 4-46 77 34 30v67l46 55 76 61 27 118 46 31 17 46 81 77 56-9 67 225h-8l-13 5-132 21-174 39z">
          <text:p/>
        </draw:path>
        <draw:path draw:style-name="gr1" draw:text-style-name="P1" draw:layer="layout" svg:width="2.364cm" svg:height="2.36cm" svg:x="22.12cm" svg:y="8.693cm" svg:viewBox="0 0 2365 2361" svg:d="M1710 1311l-18 33-21 17-89-12-38-55-59-23-4 31 4 21-8 17 8 47-14 25v30h-21l-12 29v14l12 3-4 14-13 17-38 55 4 4-8 34 4 13-8 25v21l-13 35-25 26-22 29-4 17-21 13-4 13 4 8-21 34 3 14-17 21 10 21-21 29v9 13 8l25-4 21 8-8 22-38 21v25l11 4 14-8v14l-31 21v11l-17 10-17 21-25 13-8-5v-21l-17-8-13 8-30 21-46 47h-14l-8 4v9l-5 4-8-9h-17v-16l-30-5-8 30 21 21-4 9-34 29-21 10h-4l-5-10-17 17-60 18-38 30-51-30-29-25-13 21-4 21-34 25h-14l-4 13-21 25-55 9-26-17-17-8-8-13-25-9-9 9-14-4-17-9-4-13-17-8-17-21-4-27-38-29 4-13 17-8 4-9-16-13-9-8-25 13-13-13v17l-21-13h-30v-4l3-4v-17h-17l-11-26-14 13-21-21-30-4-25-48 4-11-8-14-43-13-8-38-13-17-35-13v-12l10-9v-17l-35-21-42-56-30-25v-13l13-8v-9l-5-30 9-8 8-8-8-22 4-12-17-34 4-35 5 4h12l30-8 38-17h10l33-17 5-13v-80l12-13h26l17-4v-27l-13-29v-21l-25-43 8-17 25-29-4-38 13-39 4-22 17-8 4-17 21-4 13 13h21l10 4 17 29-17 26 11 8 14 4 13-8 8-38 5-9 25 17 13-8-17-21v-38l-26-9-4-17v-8l17-4 17-9v-25l-13-31 13-30 17-8v-25l4-9 51-4v-47l4-8 34-42 8-6 10 6 34 33 21-8 21-25 26-6 4-17 12-8 5-17 29-21 9-26 25-25v-8l21-26 22-25h13l13-13v-25-14l17-17-4-13-13-8-9-13 17-38-4-21 13-13v-12l-13-17v-10l4-3 17 3 5-7-5-14 9-30-4-33 4-77v-12l8-23 4-33 17-26v-17l-8-46-9-9v-4-59l-12-14-9-21-21-13-4-12 13-26 17-4h16l22-17c38 200 63 404 102 604l47-4 255-47 77-12 140-22 56 340 16-13h5l25-42 17-17 21-8 9-22 4-12 46-38v-17l13-6 14-25v-8l-4-5h11v-12h14l42 25 5-17 33-51 13-29 17-5-8-12 8-21-4-9 12-14 5 14 17-4v8l-17 9 4 17c30 0 55 29 86 17l25 4 25-9h13l13-12 4-9 13-4-26-13 5-12h21l-13-23h21v-8l13-4 4-3 38 7 4-21 13-13v-13h14l4-12 47 4 42 25 17 13 17-13 8 17 4-4-4-17 21 9 9-5-3-8 21 4 4-4 3 25-3 6-14 3-4 4 14 4 4 21 7-11 6 4 4-4 4 11-14 10 18 4 22-8-9 12 9 13-9-4 4 8-4 9 4 8h26l8 13h4l-8 13 8 12v17l5 4 8 5-8 25v25l-13 40v38l-4 4-120-69-114-63-25-13-44-17 9 51-9 13 13 8h4l-25 64 8 9-4 21v9l13 17-13 16-4 22-17 8-9 17-12 25-9 17 9 6v8l-17 38-21-8-5 21-8 21-21 13-4-13h-9l-4 13-17 25-4 30-21 50-69-42-21 34-9 8 4 23-8 38 4 29h-17v5z">
          <text:p/>
        </draw:path>
        <draw:path draw:style-name="gr1" draw:text-style-name="P1" draw:layer="layout" svg:width="2.394cm" svg:height="1.156cm" svg:x="23.557cm" svg:y="8.845cm" svg:viewBox="0 0 2395 1157" svg:d="M2029 694l17 59 22 64 173-38 133-22-22 60 17 59-46 64-38 98 8 35-128 38-4 21-115 17 35-86-78-38 22-42-9-5 25-21-46 13-4-65-13-11-13 72h-25l-17-21-17 46-141-93-4-25 42-56-38-30 120-8-10-30-4 21-21-8-34-61-25 6-34-31h-21l-26 64-8-8 21-94 47 35 12-22 13-64 17-8-13-5-4-33-4 21-51-26 25-107-55 30-8-21v-51l34-90 34-29 90-38-65 4v-51l-17-34-34-21-21 21-21 102-31 25h-72l9 111-72 9-38-5 21 13v21l-9 17 9 17 8-34 81 38 4 141-17 111 17 25 34 123 81 73-4 30-4 21-27-4-38-43-67-17 187 127 25 107-145-90-93 13-76-93-14 68-33-17-26-60-110 43-18-9-21-46 52-120v-17l12-25 5-9h12l5-4-9-46 55-82-59-38-21-17-31 51-21-17h-47l-16-34-39-12-12-5-44 9-11-4-14-13-21-4-4-26 18-21v-35l-18-7-30-10-13-21c-136 10-80 13-107-34l10-12h-4l-9-13h-26l-3-9 3-8-3-9 7 5-7-13 7-13-21 9-17-4 13-9-5-13-4 5-4-5-8 13-5-21-12-4 4-6 13-3 4-4-4-25-5 4-21-4 4 7-8 4-21-7 4 17-4 4-9-18-17 14-17-14-42-25-47-5-5 13h-12v14l-13 11-4 23-38-9-5 3-12 6v8h-22l13 21h-21l-4 13 25 13-13 4-4 8-12 13h-13l-27 9-25-5c-30 13-55-17-85-17l-4-17 17-8v-8l-17 4-4-13-13 13 5 8-9 21 9 13-17 4-13 30-35 52-3 17-44-27h-12v14h-13l4 3v10l-12 25-13 4v17l-47 38-4 13-8 21-21 9-17 17-27 43h-4l-17 13-55-341c617-120 1229-230 1837-366 61 234 133 463 192 694zM1702 591l-10-38-21 9 18 4v25l-12-8 12 29-22 22-3-72 17-61 34 35 8 38-17-17zM2386 753h9l-4 85zM2352 1046l13-42 4-81 22-81-13 136-21 72-13 5z">
          <text:p/>
        </draw:path>
        <draw:path draw:style-name="gr1" draw:text-style-name="P1" draw:layer="layout" svg:width="3.841cm" svg:height="3.027cm" svg:x="8.362cm" svg:y="8.633cm" svg:viewBox="0 0 3842 3028" svg:d="M3688 2765l-18 263c-1241-84-2441-198-3670-374 124-884 238-1770 366-2654 1161 153 2306 280 3476 349-52 749-103 1497-141 2246z">
          <text:p/>
        </draw:path>
        <draw:path draw:style-name="gr1" draw:text-style-name="P1" draw:layer="layout" svg:width="3.912cm" svg:height="1.994cm" svg:x="18.619cm" svg:y="9.981cm" svg:viewBox="0 0 3913 1995" svg:d="M1611 1757c-238 25-473 47-711 72l-8-17h-106l21 69 4 25v30c-239 21-485 29-727 55v-9l17-72 8-8h4 13l25 34 23 4 17-13 4-29 8-17 4-17-16-22v-13l8-21h13l12-9v-17l-21-4-4-17 4-8 13-17 13-65-5-11-12-6-9-8-17-17 5-25 8-22 13-12 25-51 34-25 30-6 42 10 60 34 9 4h21l46 17 30 21 17 4 17-4h8l14-21 7-38-17-34-29-35-4-25 18-72 25-13 30 8 25-29 110-31 8-25-33-47-17-25-5-26 13-25 30-21 18-52 11 4 27 10c59-65-13-35 12-99h9c59 55 59 0 118 5v42l17 4 23-8 8-17-4-21-21-17 11-30 56 30 21-17 39-4 42 29 17 9 29 12 27 5 8 8 17 21 13 4 17-16 13-68 8-13 13-4 34-9 12-12 17-21 17-6 14 6 29 50h13l21-8 13-4v8 26l4 8h9l17-8 4-43 8-4h22l8-4 4-13-12-25v-27l4-17 8-4 21-8 6-13v-9l-17-12 3-13h4l27 13 8-13 21-8 4-9-4-4-21-4-4-22h12l13 9 26 17 8 46 8 13 13 13 34 13h42l35 25 9-17 8-8 30-9 8-21 9-17-9-80 30-44 4-21 13-13 12 5 22 4 29-26 14-25 3-30 10-42 50-25 17-31 17-17 5-17v-12l-26-77v-18l17-11h38l34-14 35 35 25-4 17-17 26-27 46-25 76-17-4-30 18-21-4-12-10-9h-25l-13-4v-9l13-21 4-21-8-14-17-17-9-12v-9l30-29h8l9-5 22-25c93 86 102 8 152 4l13 13 4 25 17 9 21-4 23 12 17 48 16 13 17 29 9 38 25 13 47 8h22l46-12 26 4 25 8 13 22 30 8 12 25 34 9 14 8 13-4 8-8v-22l8-8 47-21 9 4 29 17h42l23 8 7 17 10 9 8-4 7-9 10-13 38 5 17-9 13-34 21-12 17-21 29-9 23-21h15l10 13v25l13 17 8 38 17 13 13 8h34l21 4 21 27 31 11 21 40-6 33 17 34-4 13 10 21-10 9-7 8 4 31v7l-14 10v12l31 26 42 55 34 21v17l-8 8v13l33 14 13 17 9 38 42 12 8 13-4 13 27 46 29 5 21 21 13-13 13 25h17v17l-5 6v3h30l21 14v-17l13 11 25-11 10 7-149 175-26 33-29 10-69 47-9 4-72 63v13l9 13-9 8 5 17-48 31-21 21 8 29-8 26-34 25-51 9-8 8-26 51 5 22-5 3-39 10-55 29-33 13-9 13-30 13-33 4-61 38-11 17-10 8-127 13-38 4c-435 35-885 90-1319 107zM50 1991h4l-34 4c-63-38 47-76 30-4z">
          <text:p/>
        </draw:path>
        <draw:path draw:style-name="gr1" draw:text-style-name="P1" draw:layer="layout" svg:width="3.908cm" svg:height="2.106cm" svg:x="12.033cm" svg:y="9.649cm" svg:viewBox="0 0 3909 2107" svg:d="M3667 2102c-1220 21-2446-21-3667-90 42-668 86-1339 124-2012 595 42 1195 63 1795 80 280 13 574 9 859 23h744l9-6 38 39h13l8 22 21 4 27 21 21 4 11-8 6-17h42v34l8 12h13l9 9-9 17-17 8v4l4 9h26l4 4-4 9-13 8h-17l-12-4v4l-9 31-25 17-13 21v29l-31 17 6 17 25 30 4 17 34 17 9 18 21 21h12l-4 25v13l17 25 21 13 9 34 17 8 29 22 27-5 17 13 17 4 4 4c-13 478 8 962 12 1435z">
          <text:p/>
        </draw:path>
        <draw:path draw:style-name="gr1" draw:text-style-name="P1" draw:layer="layout" svg:width="4.189cm" svg:height="2.326cm" svg:x="21.724cm" svg:y="9.28cm" svg:viewBox="0 0 4190 2327" svg:d="M2378 1991c-438 84-880 145-1323 191l4-13-93 13-47 4-4 9c-158 30-319 46-481 77l-72 9-116 16-21 5-12-9-102 17-111 17 13-17 59-38 35-4 29-14 9-13 34-12 55-30 38-8 4-5-4-21 25-51 10-8 51-8 33-27 9-25-9-30 22-21 46-30-4-17 8-8-8-13v-12l73-65 8-4 68-47 30-8 25-34 149-175 13 13v9l-17 8-4 13 38 29 4 27 17 21 17 8 4 13 18 9 13 4 8-9 26 9 8 12 17 9 25 17 55-9 23-25 4-13h11l35-25 5-21 12-21 30 25 51 30 38-30 60-18 17-17 4 10h4l22-10 33-29 5-9-22-21 9-30 30 5v16h17l8 9 4-4v-9l10-4h11l48-47 30-21 12-8 17 8v21l9 5 25-13 17-21 17-10v-11l31-23v-12l-13 8-14-4v-25l39-22 9-21-21-8-27 4v-8-13-9l21-29-7-21 17-23-4-12 21-34-6-9 6-12 21-13 4-17 21-29 26-26 12-35v-21l9-25-4-13 8-34-4-4 38-55 13-17 4-13-13-4v-14l13-29h21v-30l14-25-10-47 10-17-6-21 6-31 59 23 38 55 90 12 21-17 17-34 34-127v-5h17l-4-29 8-38-4-23 8-7 21-35 68 42 21-50 4-30 18-25 5-13h8l4 13 22-13 8-21 4-21 21 4 17-34v-10l-8-4 8-17 13-25 8-17 17-8 5-22 12-17-12-16v-9l4-21-9-9 27-64h-4l-14-9 8-12-8-51 43 17 26 13 114 63 119 69 5-4v-38l12-40v-25l9-25 25-5 34 5 25-5 13 22 31 8 17 8v34l-17 23 4 25 21 4 13 13 13 4 42-8 13 4 39 13 17 33h46l21 17 21 5 9 21 17 8 4 17-4 10 8 7v18l9 47-4 4h-13l-4 8-13 26v17l-26 25-4-30-17 13-21 107-4 46 30 43-13 12h42l89-46 39 55 42 46 183 17 34 27v34l-4 17 21-13 89 21 65 30 12 29-35 38 23 52-23 17 18 13-4 34-85-5-56-63-25-13-90-64h-25l60 73 30 12 76 72 145 34-17 21h-86l48 17 38-7 68 68v42h-17l-30-34-59-30-4 26h21l17 25h-26l43 47-34 35-120-82h-25l21 30 51 42 102 38 13 31v-9l25 9 9-21 34 29-55 26 67 8v34l-42 30-21 21-68-55 3-17-28-13 3 26-34-26v-38l-29-21h-22l-21 29-34-25-29 4-21-50 8 42-31 21 27 21 51-17 42 30 17-38 13 34 17 59 50 13-17 25 31-17 42 21-8 38 17-7v17l-34 42 8 30 22-55 42-30 29-18 13 35-25 21-4 9 46-26 10 13-23-73 13-17 42 9 10 16 38-25 63-8 95 195-44-67-4 115-17 3-21-30 17 30c-535 115-1072 225-1612 324zM4063 1625l-4-9zM4076 1650h-13v-25zM4190 617l-17 50-9 48-25 17 17-21-17 4 13-17 25-77zM3943 995h-38v-12h21l-12-9 38-90-4-50 42-34v-26l-38-38 42-17v-21l4-22 128-38-80 238 21 8-48 69 31 17-39 8-8 34 29 5-51 25v35l17 7-17-4-33 43 16 148-16 17-47-114 13-128-13 9v-26l4-29z">
          <text:p/>
        </draw:path>
        <draw:path draw:style-name="gr1" draw:text-style-name="P1" draw:layer="layout" svg:width="3.517cm" svg:height="3.05cm" svg:x="15.33cm" svg:y="9.293cm" svg:viewBox="0 0 3518 3051" svg:d="M3518 2361l-13 63-12 17-5 10 5 17 21 4v17l-13 8h-13l-8 22v12l17 21-4 17-9 17-4 30-17 13-22-5-25-34h-13-4l-9 9-17 73v8l-17 30-8 8-13-12 9-26h-5l5-18-9-11-4-10-21-4-13 10-4 11v14l17 13 12 17-12 25 12 21 5 30-17 8-30-4-8 13 8 21 34 14 8 11-4 4-38 17-31-7h-11v7l11 10 31 25 17 17 4 17-42 25-4 9-6 38-15 21-128 10-171 17h-52l31-69 17-17 13-4 8-9 4-17 5-12 29-13 17-13 9-29 21-13 8-22-11-17 7-26v-12l-13-5-21-4-4-12v-26h-13l-4-21c-791 51-1578 76-2369 93-9-268-5-531-13-800 0-318-13-654-4-978l-4-4-17-4-17-13-26 4-29-21-17-9-10-33-21-13-17-27v-11l4-27h-12l-21-21-9-17-34-17-4-17-25-29-5-17 30-17v-31l13-21 25-17 9-29v-5l12 5h17l13-9 4-8-4-5h-26l-4-8v-4l17-9 9-17-9-8h-13l-8-13v-34h-42l-5 17-12 9-21-4-26-22-22-4-7-21h-14l-38-39-17-17-13-4-13-9h-8v-25l13-9-5-12-12-13-21-30-5-25-4-10-38-25-22-30h-26v-4l13-8 4-9-12-12v-22l-30-59 9-21 8-8-4-23-4-4-5 4v27l-25-4-17-14v-30c370 9 740 13 1105-8 197-4 410-13 601-34l89-4 124-5 101-8 9 13 17 4v21l35 13 4 12 17 17 4 13 21 4v10l4 4v17l17 4 5 9h8l13 8c-38 64-34 242 25 302l-4 18-9 7 5 18 33 34 9 34 4 21 21 25 65 51 25 35 34 13 13 38 17 17 46 29 52 30 38 29 26 34v14l8 21 4 34 17 34-8 25v13l25 69 21 34 31 4 21-17 25-42 34-6 47 21h21l17 6 60 38 9 13v21l-9 8-14 13-11 29-4 17 12 26v39l-29 29-6 22v8l-17 64-21 25-4 17-4 25 4 65 17 25 25 17 17 30 31 17c42 22 76 77 131 77l-8 38 21 17h22l17-13 4-4 68 38 21 21 9 13 8 25 48 27 29 4 3 13-3 17 9 25-6 25 23 55 21 23 17 28-5 39-12 13-17 4-9 17 5 21 12 9h9v21l21 38 8 21 26 21v39l38 22 17 4 12-9-4-12-25-17v-17l13-4h8l21 33 10 5 12 29 34-4 13 4z">
          <text:p/>
        </draw:path>
        <draw:path draw:style-name="gr1" draw:text-style-name="P1" draw:layer="layout" svg:width="3.593cm" svg:height="4.163cm" svg:x="4.767cm" svg:y="10.861cm" svg:viewBox="0 0 3594 4164" svg:d="M238 2552l-17-12-34 4-12-9v-4h-13l-21-42 4-17 25-25 5-44v-4l8-21-25-30 21-29-4-38 46 4 9-13 8-18 17-7 8-18 38-26-4-17 14-21 4-29-4-13 30-13-5-25 9-17-4-35 8-13-4-12 21-38-8-26v-4l59-34 8-31 13-15 52-14 21-17 29-4 56-47h12l4-25-8-17-13-26-34-33-12-10-9-13-12-17-27-8v-13l14-38-14-34-7-12 7-5-13-73-12-21-17-8-4-9-5-50-25-34 4-30 9-14v-38h4v-29l25-17-17-34 5-9 25 5 8-5 13-16v-34-56l4-34-17-68-4-48 17-15v-27l10-17v-21l-10-8 10-30-10-25 10-17 8-55 17-14 4-9-21-21-8-55 17-34-5-12 5-17 12-13 51-14 13 6 34-6 33 27 13 4 35-13 17 13 13 21 4 17-9 17 34 34 13 4 47-8 21-51 43-42 7-9 73-418 22-97c860 162 1731 307 2594 425-170 1246-353 2493-514 3739l-791-111-345-50-157-89-1017-596-770-446 25-82 61-59 7-8h14l46 17v-5h22v-8l4 4v-8h12v-5l9 5v-13l8-17 38-17 5-56 8-30z">
          <text:p/>
        </draw:path>
        <draw:path draw:style-name="gr1" draw:text-style-name="P1" draw:layer="layout" svg:width="4.556cm" svg:height="2.385cm" svg:x="11.51cm" svg:y="11.623cm" svg:viewBox="0 0 4557 2386" svg:d="M4552 1510c-5 289-5 579-9 868l-13 8-8-8-9 8 5-12-13 4h-8v-4l12-5-4-8-17 8-8-4 4-4h13v-9l-9 5-4-9-9 13-18-17-3 13-14 4h-4v-4l14-5-4-12-10-4-11 4-27-4-8-5 8-4h-13l5-13h-17v-4l8-8h-8l-9 8-8-4h-26l-8-21-21-4 4-13-8-10h-13v-17l-4-4-9-8-12 8-13-12-14 4v-13l-13-8v-17l-12 21-5-4 5-17h-9l-12 4v-4-13h-13l-47-17-12 21v17l-5 9-8-17-4 25h-9l-21-8 4 17-68 4-5-13-21 4-4-12-17 8v-4l8-4 5-9-13 4-13-21-25-4-4 4v9h-9l-38 21-21-9-8 9-6 8v17l-11-4-23 14h-8l-51-35h-4l-4 21-13 4-8-12h-9l4 12-8 4-9-4-8 10-25-6-13 13-18-4-13 4-8 10v4l17-10h8l-13 17-4 18-12 9h-9l-38-13-9 8-4 34-8 9-17-4-13-22-25-33-38 4-10-4-4-17-25-10-26-13-8-8 17-25-43-13-8 8-9 34-8 13h-21l-27-25h-7l-18 8h-13l-4-17-4-25-9-17-17-9-4 9-12 8-13-8v46l-13 17-13 4-21-8-8 4 4 10 17 7-25 14 4 42-4 9-17 4-17-4-21-17-14-48 8-7 17-10 4-8-15-26-14-4-17 9v12l-9 13-4-13-21-17v22l-17 4-13 18-25 7-25-13v-33l-5-9-4-4-25-4-17 4h-14l-8-4-5-38-38-13-21 8-12 26-17 4-17 25-34 26h-13l-18-13-29-8-9-17 13-17-9-9 13-8-4-9-13-21-25 13-17-4-17-13-13-42 13-44-13-8-13 4-16 17-61-4-21-13-17-4-21 21-4 14-9 4-8 13-13 8-29-8-34-31-5-25-18-5-11-8-18 8h-13l-13 13-38-4-21-9-42-12-34-21-21-13-22 8-21-8-30 4-25-8-9-9-8-21 8-30-4-21-26-22-4-25-35-9-21-25-17 12v22l-12 22h-13l-21-14-9-17-34-8-12 4v17l-9 14-46-10-52-46-30-39-12-12-9-26-25-17h-9l-17 13-12-4c17-431 33-860 50-1290-527-21-1054-50-1582-93l21-336c1467 111 2944 149 4411 128-30 468 158 914 120 1382z">
          <text:p/>
        </draw:path>
        <draw:path draw:style-name="gr1" draw:text-style-name="P1" draw:layer="layout" svg:width="4.657cm" svg:height="2.036cm" svg:x="21.516cm" svg:y="10.93cm" svg:viewBox="0 0 4658 2037" svg:d="M179 1765l-68 9-111 8v-145l30-42 29 13 38-9 31-21 4-12v-22l9-38-9-18 26-38 25-17 13-21 25-13 25-25 51-13 35-8 30 8 25-8 26-34 33-21 23-21 21-6 21-25v-8l4-9 30-13 21-25 8-4 34-13h38l13-17 21-59-13-35 9-17h25l27 13 12-21v-26l5-8 59-42 4-5 17 9 9 12-9 13 9 26h21l25-13 14-13 29-63 17-17 30-21h25l30-27h25l27 31 21-4 25-31 34-93 9-17 38-34 55-4 4-10-13-17-4-17 13-55-3-29 7-51c978-98 1971-311 2935-515l9 25-26 17 69 30 4 14h-12l29 29 4-43 17 52 93 139 5 27-30-14-51-85-25-4 4-25-38-9 47 76-13 17-128-72-13 17 72 68-13 21h-46l-47-29 30 68-103 43 35 8-46 42-39 9-34-34 12 17h-33l-34-68v-90l-55-38-77-8 106 34 22 29-13 27v59l55 89-13 42 21-7 145-52 26 25 76-46 64-9 43 26v111l25 42-72 4 42 17 43-12-13-150 80-42 44 30 42 132-13 63-68-21-55 158-55 63-179-17-21-17 29-42v-34l-42-8 21 21-77 30 18 50-35 30-230-51 78 64 160 25 57 39 8-25h25l26 29-59 68 25 17v51l-25 29-86 48-55-17-9-31h-55l-29 6v17l59-6 63 69 145-8-21-38 72-23 42-32 17 42 31-4 17-27 13 14-61 127-72 59-225 60-59-29 17 51-9 12-174 175-27 29-11-4 4 13-64 86-47 84v85l-17 8-34-76 26 128-30 59-294 72c-238-166-455-335-689-497-200 30-408 51-608 93l-4-84-94-95-51 52-21-18 17-28-13-14-4-17-149 17-17 4-217 17-55 10-56 4-127 17-38 4-22 8-17-4-5 9h-4l-12-13-26 30h-13l-29 17-21 4-44 29h-17v13l-4 4-38 13-63 30-55 29c-103 61-392 61-528 94zM4202 17l17-4h48l4 46-25 4-4-29zM4284 0l101 204 183 259-122-152-17 4-48-107-110-208zM4573 476l63 90 22 263-115 51 25-38 86-51-21-187-22-68zM4432 953l60-51 43-22-17 22-47 34-42 51-10 4zM4202 1366l-4-17 4-5 23-63 21-48 21-38 34-50-69 139z">
          <text:p/>
        </draw:path>
        <draw:path draw:style-name="gr1" draw:text-style-name="P1" draw:layer="layout" svg:width="4.487cm" svg:height="1.552cm" svg:x="18.295cm" svg:y="11.448cm" svg:viewBox="0 0 4488 1553" svg:d="M3377 932l-25 38 8 17-8 38v21l-4 13-30 21-38 8-31-11-29 42v144c-697 94-1383 149-2084 200v8c-379 31-753 61-1136 82l4-30h51l13-25-5-17 5-18 8-3 38 3 6-17v-8l-6-22v-12l-7-26-14-8-25 4-9-13 9-12 25-9 4-25-8-9 14-12 4-17-4-10h-17l-14 10-4 17h-9l-8-27 17-11 21-27 8-4 6 4 4 30 7 8h6l25-21-25-42-6-21 6-9 25-4 17 17 4 4 13-4 4-13-21-17v-17l42-21 4 4 9-12-9-23h-4l-13 14-21-14-8-21v-17l17-17 25 5 17-9 17-8 4-21 13-13 13 8 22-12v-9l-35-21-4-8v-5l12-17 13 5 25 12 10-4 4-13-14-18-25-15-8-23 18-21 4-38 3-8 43-26-4-17-17-17-29-25-14-8v-9h14l29 9 38-17 5-6-9-11-34-14-8-21 8-13 30 4 17-8-4-30-13-21 13-25-13-17 34-4-9 25 13 13 8-9 17-29c243-27 490-34 728-55v-31l-4-25-21-68h105l9 17c545-65 1077-94 1620-141 286-25 520-42 797-97l13 8 21-4 114-17 73-8c162-27 323-48 480-78l4-8 47-4 94-13-4 13-9 50 5 30-13 56 4 17 13 17-4 8-55 5-40 34-8 16-34 95-25 29-21 4-26-29h-25l-31 25h-25l-30 21-17 17-29 64-13 12-25 13h-23l-7-25 7-13-7-13-18-8-3 4-61 42-4 10v25l-12 22-26-13h-25l-9 17 13 34-21 59-13 17h-39l-34 12-8 6-21 25-30 13-4 8v9l-21 25-22 4-21 22-35 21-25 34-25 8-30-8c-80 8-124 46-175 98z">
          <text:p/>
        </draw:path>
        <draw:path draw:style-name="gr2" draw:text-style-name="P1" draw:layer="layout" svg:width="7.393cm" svg:height="7.2cm" svg:x="9.238cm" svg:y="11.959cm" svg:viewBox="0 0 7394 7201" svg:d="M328 3241l-120-63-76-179-81-47-38-25v-17l-13-38 8-10 5-42-9-4 17-13 137 17 208 21 604 60 38 5c336 25 669 59 1004 84 81-995 179-1990 238-2990 536 38 1068 76 1603 93-15 431-32 860-50 1290l12 4 17-13h10l25 17 9 25 12 13 30 38 51 48 46 8 10-13v-16l11-6 35 10 9 17 21 12h13l12-21v-21l17-14 21 27 34 8 4 26 27 21 3 21-7 30 7 21 10 8 25 9 30-5 21 9 21-9 21 13 34 21 42 14 21 7 40 6 12-13h13l17-8 13 8 16 4 5 26 35 29 28 9 14-9 8-12 9-5 4-12 21-23 17 6 21 12 60 5 16-17 13-6 14 10-14 42 14 43 17 12 17 5 25-13 13 21 4 8-13 9 9 8-13 17 9 17 29 10 17 11h13l34-25 18-25 17-5 12-25 21-8 38 12 5 38 8 6h13l17-6 25 6 4 4 5 7v35l25 13 25-9 14-18 17-3v-22l21 18 4 13 9-13v-14l17-7 13 3 17 25-5 10-17 8-8 9 13 46 21 17 17 5 17-5 4-8-4-43 25-12-17-9-4-8 8-4 21 8 13-4 14-17v-48l13 9 12-9 4-8 17 8 9 17 4 27 4 17h13l17-9h8l26 26h21l8-13 9-35 8-7 44 11-17 27 8 8 26 13 25 8 4 17 9 4 38-4 25 34 13 21 18 4 7-8 6-34 8-8 38 12h9l12-8 4-17 13-17h-8l-17 8v-4l8-8 13-4 17 4 13-13 25 4 8-8 9 4 8-4-4-13h9l8 13 14-4 4-23h3l52 35h8l22-12 12 4v-17l5-10 8-8 21 8 38-21h9v-8l4-4 25 4 14 21 13-3-4 7-9 4v6l17-10 4 14 21-4 5 11 67-3-4-18 21 10h9l4-27 8 17 6-7v-18l11-21 48 17h13v12 6l12-6h9l-4 17 4 4 12-21v17l13 10v11l13-3 13 13 12-10 9 10 4 4v17h13l8 8-4 13 21 4 8 22h27l8 4 9-9h8l-8 9v4h17l-4 13h12l-8 4 8 4 26 4 12-4 9 4 4 13-13 4v5h5l12-5 4-12 17 17 9-13 4 8 10-4v9h-14l-4 4 8 4 17-8 4 8-11 4v6h7l14-6-6 13 10-7 7 7 14-7 21-6v13l-8 14 4 4h8l13 17h9l8-17 4 3v14l-12 4 12 9 22-13 16 4 5-8 4-10 4 4v14l21-21 9 3-4 14 12 4v-18l27-3 4 17 29-4 9-10 13 4 12 14 5 192v166c0 225 21 454 17 684l16 4 5 9 12 17 5 17 21 8h12l-4 8h9l8 17h4l6 13 7 21 14 10 7 21-3 13 13 17-6 12h18l-12 21 4 17-4 5-6 16h-7v22l13 8 4 13 17 14 8 4 9-10 8 13h17l-8 18-17 4h-4l16 21 17-4v13l9 4-4 8v5l4 8 13 4v17h17l-26 30-4 8 17 22 8-5 9 9h8l4 4v17l9 8-9 23 9 12 8 5 17-13 13 4v4h-3l3 9-7 4 4 17 3 4v9l-17 4v4l10 4v9l11 8-4 9 14 12-21 17-10-4-4 4v9l4 4-4 13h14l7 12v-4l4 17-4 4h-7l4 17h-14v14l4 8 6 9-10 8h10l4 13-22 17v17l-22 21 9 9h-9l5 12-5 17-21 13-8 18h-13l9 11-5 6 13 11h-13l-12 10v13l-9 17 13 12v9 8 4l4 13v9l4 8-12 8-13 17-9 17 9 9-9 8v14l17 21 17 4-4 38-4 13 8 30h5l-5 17h13v4h-8v17l-9 4-4 9 4 25-25 39-55 13v12l-56 98 73 94-133 4-170 81-8 4-179 84-47 48-8-17 55-63 63-40 44 13 17-29-26 8-8-4-21-13-128 25 46-80 4-63-25-27-51 21-35 65-25-9-89-81 26 64 29 17-13 81 61 42-44 25 27-4-4 27h21l-6-13 17 30 44 16-44-12-3 55-29-13-69 89-55-4v56l-17 8-31 85-161 115-94 51 9-13-68 9-90 29-7 47 148-68-293 154 123-69 4-38-148 52v-14l46-9-46-17 50-84-33 51-44 12 6-29-31 50-21 9-17-34v-38l-21 8-13-25 13 38 12-17-8 55 25 21-67 34 33-25-8-42-21 42-13-9v-29l-38 8v-110l-4 76-4-21-34 4-10 26 35 34-4 43 25-8 47 42-47 25 30 9 21-30 51 47-162 80-21-21v-34l-26-8-25-47-17 17h17l17 25-9 13-46-8 38 33v26l-4 29 8 27-17 13-84 63 25-93-39 30 21 16-21 47-34-17 4-38-59 42-4-21h-21l8 34-63 30 12 12-22 13 27-8 63-9 59-34v55l-55 73-50 64-26-5 21-4-43-29-47 21 9-26-81 13-8-13-13 9 9 13 12 16 56-8-5 42 47 38-21-4 17 17-22 35-25 4h30l25-52 35 17-52 82-51 157h-50l-5-81-8 63-48 31-84-81 38 81-64 4 141 43 72-22-47 119 13 56-55 8 7 94 35 33 26 124 17 55-34 27 34 63 34 17 4 114 59 73-13 47h39l22 34-82-9v17l-42 13-4 46h-30l-93-59 13-13-27-4-21-42-131-30h-103l-25 17-4-17h-68l-56-29 14-13-14-4-21 8-9-29h-25l-42-44-17 13-69-42-47 12-80-89-55 9-22-21-93-21v-48l-38-38v-26l-61-183-63-59v-35l-34-21 13-114-17-47-43-29 34-116-21-8-8-72-99-35-59-80-30-13-33-128-35-13-55-101-68-35-4-25-44-30 6-25-31-51-13-55 17-18-42-26 13-29-55-51-47-158-31-16-7-106-56-65-13-51-118-94-31-63-114-42 8-68-29 29 4-47-34-3-25-61 7-17-30 5-8-17-38 12-4-29-26 25-29 4-72-21-27 5-4-26-63 13-26-21-55 17-145-68-25 17-17 51-65-17-33 25-9-21-38 30-21-13-86 135-17 77-34 39-21 50 26 35-76 17-103 131-68-21-8 13-30-42-25 4-52-30-30-51-105-39-9-25h-31l13-38-13 12-143-55-65-55-21-50-97-56-82-95-13-84-50-76-5-99 17-55-8-63-59-77 8-22-31-8-7-124-48-51-4-29-38-4-80-89-21 8-17-29-17 12-44-29-8-35-72-72-21-64-90-60zM6691 4896l13 17-204 149 107-106zM5743 5564l-255 183 12-72 38-4 128-90 38-4 22-43zM5462 5700l21 17-8 38-120 137 17-47 44-46-14-14 21-25zM5168 6258l-12 46 4-46 21-103 56-93-10-46 35 25 21-60 60-72-26-5 38-4-101 166zM5198 6708l39 120 21 101 9 124h-5c-8-115-39-229-64-345zM5164 6636l-13-77-8-63-4-128 8-55 9-4-5 73v97l13 93 34 136z">
          <text:p/>
        </draw:path>
        <draw:path draw:style-name="gr1" draw:text-style-name="P1" draw:layer="layout" svg:width="3.683cm" svg:height="3.802cm" svg:x="7.847cm" svg:y="11.288cm" svg:viewBox="0 0 3684 3803" svg:d="M515 0c1059 145 2101 268 3169 336l-21 337h-21c-60 998-158 1995-239 2990-337-25-668-60-1004-86l-38-4-604-59-208-21-137-17-17 13 9 4-5 42-8 9 13 38v17l38 25-417-47-514-67-42 293-469-64 97-723c133-1004 282-2012 418-3016z">
          <text:p/>
        </draw:path>
        <draw:path draw:style-name="gr1" draw:text-style-name="P1" draw:layer="layout" svg:width="2.024cm" svg:height="3.279cm" svg:x="19.431cm" svg:y="12.797cm" svg:viewBox="0 0 2025 3280" svg:d="M1915 1961c-34 85-40 89-5 166v17l5 17 33 38 17 42v23l-8 29 4 21-8 51 4 26 4 17-13 25 13 25c-21 61 51 14 64 145-498 69-966 107-1468 149l9 30-17 55 8 18 47 38 8 25 43 26 25 4 10 17 8 30-14 46-11 14 17 34 11 25-28 59-69 30v25l-110 44-124 8 127-35 10-21-90-72-13-132-72-72-42 272-111-38-47 12c-73-633-149-1029-102-1679 8-442 21-886 33-1328h-12l-17-17-34-46v-10c469-38 928-67 1395-114 90 328 192 646 276 974 35 154 86 297 128 447l21 12v17l9 10v3l8 31 13 8-8 21 12 9 6 17 7 17 48 33 4 43 17 18v17l-5 8 9 13-17 12v13l51 21 17 13v8l-5 5-12 4 8 13-8 8-26 4 13 13-30 13-8 12-8 27 4 25v13l-4 13 4 21z">
          <text:p/>
        </draw:path>
        <draw:path draw:style-name="gr1" draw:text-style-name="P1" draw:layer="layout" svg:width="1.884cm" svg:height="3.25cm" svg:x="17.682cm" svg:y="12.921cm" svg:viewBox="0 0 1885 3251" svg:d="M1799 2382c38 238 51 480 86 719l-35 17-68-29-55 29-115-50-34 12 26 9-217 72v-38l-38-5-13 13 30 30-55 42-13 38-73 10-25-27v-4l-9-9-4-17-4-4v-12l4-9v-17l-4-4h-9l-4-13-17-17v-25l-9-13-4-4v-8h-8l-4-13h-9l-17-4-8-27-10-4-25-42 8-17h-8l-4-13-9 4 4-8v-4-13-4l-4-5 4-8 5-4-5-5 9-8-9-21 9-17 8-4v-10l13-4-7-17h11v-30h10v-8l-10-4 10-5-6-12 6-13 8-8-4-9v-8c-362 21-719 46-1081 59v-4l30-17 12-17-8-13-30-29 13-34-4-27-26-17-4-21 4-4 47 4 21-8 8-9v-21l-25-13v-12l4-13h-17l-4-25 9-5h12v13l9 13 12 8h9l8-21-4-8-21-23v-55l21-4 27-12 8-17-4-13h-48l-8-13v-8l4-9 21 17h31l8-21v-42l13-27h-4l17-3 33 3 9-3v-8l-38 8-21-4 12-18 5-34 17-13h4l12 22 17 4 5-9-17-21 12-8 22-26 21-51 29-4 21-21-4-4-7-10-31-11-4-14 13-4 22 22h11l-4-25 18-10 13-21 4-21h-14l-11-9 4 13-4 21-17-13-18 13-26-4-4-17 4-25 22-13 8 4 4-13h17l14-8 34 13 4-30-8-13v-4l8-4 21 4 4-8 26-52h-9l-17 21-38-3-8-4-10-23 27-17v-8l-13-8-21 8-18-4-34-34-4-13 17-21 29 34h27l-4-9-38-21-6-12 10-13h11l17-27v-7l-3-8h-8l-14 21-7 4-27 8-21-33v-10l42-42-17-17h-25l-13-9 5-55 38-21v-52l-13-25h-13l-8 8v31l-4 9-13 12-17-8-9-10 26-46v-13l4-13 13-8 4-9-17-16-25-17-5-13 13-9 30 9 12-9 5-12-5-44 22-11 4-27-4-8-13 4-17 25-13-12-8-34 4-21 13-26 12-12 13-13-4-21-4-4-9 4-8 34-17 17h-30l-8-17 42-21v-5-12-13l-25-13-5 3 5 27-9 13-25 4 4-13 9-8 12-26v-8l-12-10h-5l-8-7v-27l17 9h12l9-30v-12l-30-22-4-12v-13l25-4 26 21 17 13 29-17-4-13-8-8-30 8-8-4-9-4-4-34 4-5h17l21-8 13 13 13 4 12-9 6-8-6-13-17-8-17-18-4-17 21-47-33-21-9-12 9-9 25 13 13-4v16l8 5 14-9 3-8-7-9v-12l11-13 35-9 9-39h-26l-18-17-7-21 11-17 48 21 9-4 12-8-12-17-51-9-10-17 4-8 35 17 22-4v-38l8-13h8l22 8 4-21-13-29 4-5 34-8 9 8-5 30h5l12-8v-22l26-29 12-18 6-17-14-26 4-16 10-9 11-13 6-4-27-34-8-12 4-13 8-35 13 4-3 27 3 8h18l21-25v-21l-25 4-14-10-7-50 7-13h4l10 13 4 16-8 9 8 13 9 4 21-13v-13l-13-25 8-21-16-17 4-17 17-4 4 8-4 30h8l9-9 34-16 12 8h13v-25l13-5 12-21v-12l-4-9-25-14-5-17c383-21 758-50 1136-80l34 47 17 16h13c-9 362-25 724-30 1082 5 395-50 854 17 1237z">
          <text:p/>
        </draw:path>
        <draw:path draw:style-name="gr1" draw:text-style-name="P1" draw:layer="layout" svg:width="2.84cm" svg:height="2.985cm" svg:x="20.826cm" svg:y="12.624cm" svg:viewBox="0 0 2841 2986" svg:d="M501 2272l-4-4-7-48 7-34 22-50 5-26-5-21 5-14v-11l-5-27 9-25 8-13 30-12-13-13 26-4 8-9-8-13 12-4 5-4v-9l-17-12-51-21v-13l17-14-9-11 4-10v-17l-16-17-5-42-47-34-9-17-4-17-13-8 9-21-13-10-8-30v-4l-9-8v-17l-21-13-17-42-46-162v-8l-55-192c-82-341-193-676-286-1016 446-61 902-99 1344-175l5 8-9 26-4-4v4l8 8-8-4-4 9h-13v12l-13 4-4 23h-8l-10 7-3-4 3 14-7 8v9h-10v12l-11 9-10 17v21l-13 21 5 13 8 17 21 8 39 30 43 4 4 14c29 15 55 46 93 59l8-9 44-4 21 9 17 29 8 26 17 17 21 33 9 5 8 29 13 17 4 27 48 33 38 43 8 17 13 25v4l38 17 34 31 17 7h21l17 14h10c46 34 80 76 105 127h13l17 17 13-4 33 8 13 13 14 4 17 14 4 21 30 4 12 13-4 13 9 12-13 5 13 21h-13l8 21 13-4v8l13-4 12 21 5-8 12 4-8 8 21 17h-8l4 4-9 13 26 10 8 11 9-7h4l8 11v17l17 14 21 13 57 13 8 12 21 4 9 9h8l17 21h8v30l-4 4 4 8 22 30 4-4-9 18 17 4 6 13h11l4 8-4 9 10 4-6 12 14 22-4 4 7 4v26l10 12 8 26-4 12 13 21h13v9l8-3 8 7h22 17l8 14 13 7c73 69-5 6 63 116l10-9 8 9 9 38-9 8 4 27 17 21 9 46 8 4 127 47-38 47 9 39-89 34-30-26-13 3 5-11-5-6-22 17-25-21 25 31 22-21-8 21 21-10 30 31 55 4-5 38-38 38-29-46-9 13 17 29-73-29 103 84-21 35-38-21 12 55 30 34-4 21-43 97h-35l-21 22 17 34v-25l48 8v26l-31 63-80 26 8 29 30 21-38-11 34 55-22 17 30 8-17 55 30 69-13 25-4 9-38-4v4l-17-4-9 4-42-9-13-8-12-4-9 8-22-17h-38l-17-18-4 10-21-6-5 6-4 17-4 17-25-9 4 17-9 4 5 72 21 34 8 17v60l-4 26-4 8 8 34-4 13-68 8-8-4-17-34-4-42-14-9-17-12 8-30c-335 30-676 46-1016 68l-42 4-120 8-51 5-280 16-17-16-14-5-7-12-10-22v-25l-8-31-17-21-8-25-17-4-5-17-12-51-13-30-21-21-13-8-8-14 4-21-13-26 13-25-4-17-5-25 9-51-4-21 8-31v-21l-17-42-34-38-4-17v-17zM2624 2574l30-51 14 21-10 153-17-12v-82l-25-13z">
          <text:p/>
        </draw:path>
        <draw:path draw:style-name="gr1" draw:text-style-name="P1" draw:layer="layout" svg:width="2.657cm" svg:height="2.019cm" svg:x="22.059cm" svg:y="12.359cm" svg:viewBox="0 0 2658 2020" svg:d="M1008 1353l-8-13h-5l-8 9-9-13-25-9 8-12-4-4h9l-21-17 8-10-13-3-4 7-13-21-12 4v-8l-13 4-8-21h12l-12-21 12-4-8-13 4-13-14-12-29-5-5-21-16-12-13-5-13-12-34-9-12 4-17-18h-13c-25-50-59-93-107-127h-8l-17-12h-21l-17-9-34-29-38-17v-6l-14-25-7-17-40-42-46-34-4-25-13-17-8-30-9-4-21-35-17-17-10-25-15-30-23-8-42 4-8 8c-38-12-64-42-93-59l-6-13-42-4-38-31-21-7-9-18-4-13 13-21v-21l8-17 13-8v-13h8v-9l9-8-4-13 4 5 8-9h9l4-21 14-4v-13h11l6-10 8 6-8-10v-4l4 4 7-25-3-9 51-21 55-29 63-30 38-13 6-4v-13h17l42-29 21-4 30-17h12l26-31 12 14h6l4-10 17 4 21-8 38-4 128-17c165-17 327-30 493-51l4 17 13 13-17 29 21 17 51-51 94 95 4 84c200-42 409-63 609-93 233 161 450 331 688 497l-17 17h17l-127 120-63 110-48 102-4 81v-17l-59 42 50 69-8 29-72 5 34 4 8 17-55 76-94 14-17 25 26 34-9 21-72 81-80 16 42-97-52 51-17-34-16 13 16 59 44 48 4 33-52 60-114 50-34 44h-29l-44-90-17-9 26 107-43 3-42-25 8 31-59 4 3 13 95 29 33 34-4 38-89 48-29-4-44-44-42-72 4-21h-25l-26-8 39 80 38 97-43 128-118-8-10-4-8-47-17-21-4-25 8-9-8-39-9-7-8 7c-68-110 8-47-64-114l-12-9-9-12h-17-21l-8-9-10 4v-8h-13l-12-21 4-13-7-25-10-14v-25l-8-5 4-4-13-21 4-13-8-4 4-8-4-9h-13l-4-13-17-4 9-17-5 4-21-29-4-10 4-3v-31h-8l-17-21h-9l-8-8-21-4-9-13-56-13-21-12-17-13zM1681 1867l29 35-73 89 13-106z">
          <text:p/>
        </draw:path>
        <draw:path draw:style-name="gr1" draw:text-style-name="P1" draw:layer="layout" svg:width="2.661cm" svg:height="2.402cm" svg:x="15.947cm" svg:y="12.002cm" svg:viewBox="0 0 2662 2403" svg:d="M111 1625c-14-293 38-697-22-966l-13-80-34-234-4-38-30-204-8-10c791-17 1578-42 2369-93l5 21h12v26l5 12 21 4 12 5v12l-8 31 13 13-9 21-21 13-8 29-17 13-30 13-4 12-4 17-9 9-13 4-17 17-29 69h51l170-17 127-9 8 21 27 17 11 17-4 13-7 4-27-13-12-4-9 17-4 4 4 9 34 21v8l-21 13-13-8-13 12-4 23-17 7-12 8-30-4-17 17v18l9 21 21 13 17-13 8 21-8 13-5-4-42 21v17l21 17-4 13-13 4-4-4-17-17-25 4-6 8 6 22 25 43-25 21h-6l-8-8-3-31-4-3-10 3-21 25-17 14 8 25h9l4-17 13-8h18l3 8-3 17-14 13 10 9-6 25-25 8-9 13 9 13 25-4 13 8 8 25v13l6 21v10l-6 17-38-6-8 6-4 17 4 17-13 25h-51l-4 30 4 17 26 12 4 9v12l-13 23-12 4v25h-13l-13-8-34 17-8 8h-10l6-31-6-8-15 4-6 18 17 17-7 21 11 26v12l-21 13-8-4-9-13 9-8-3-17-10-13h-4l-9 13 9 51 14 8 25-4v21l-22 25h-17l-4-8 4-26-13-4-8 34-4 13 8 12 25 35-4 5-13 12-8 9-4 17 12 25-4 17-12 17-26 30v22l-13 7h-4l4-29-8-9-34 9-4 4 13 29-5 23-21-9h-8l-9 13v38l-22 4-34-17-4 9 8 17 52 8 13 17-13 8-8 5-48-21-12 16 8 22 17 17h25l-7 39-35 7-13 14v11l9 10-4 8-13 9-9-4v-17l-12 4-26-13-8 9 8 12 34 22-21 46 4 17 17 17 17 8 4 13-4 9-13 8-12-4-13-13-21 9h-17l-4 4 4 35 8 4 9 4 29-8 9 8 4 13-29 17-17-13-26-21-25 4v13l4 13 30 21v12l-9 30h-12l-17-8v25l8 8h4l13 9v8l-13 26-8 8-4 14 25-4 8-14-4-25 4-5 26 13v13 12 6l-42 21 8 17h30l17-17 8-35 8-4 5 4 4 21-13 14-12 13-13 25-4 21 8 34 13 13 17-26 12-4 5 8-5 26-21 13 4 42-4 14-12 8-30-8-13 8 4 13 26 17 17 17-4 8-13 9-4 12v4c-532 30-1069 43-1600 51v-166l-4-191-13-13-12-4-9 8-29 6-6-18-25 4v17l-13-3 4-14-8-4-21 21v-13l-4-4-5 8-4 9-17-3-21 11-13-8 13-3v-14l-4-4-9 18h-8l-13-18h-8l-4-5 8-12v-13l-21 4 4-204z">
          <text:p/>
        </draw:path>
        <draw:path draw:style-name="gr1" draw:text-style-name="P1" draw:layer="layout" svg:width="2.972cm" svg:height="2.64cm" svg:x="16.3cm" svg:y="14.354cm" svg:viewBox="0 0 2973 2641" svg:d="M230 1898l4-38-17-6-17-21v-13l8-8-8-8 8-17 13-17 13-9-4-8v-9l-5-12v-5-8-9l-12-12 8-17v-14l13-7h12l-12-14 4-4-8-13h12l9-17 21-13 4-17-4-12h8l-8-9 21-21v-17l22-17-4-12h-10l10-9-4-8-6-10v-13h14l-4-16h7l6-5-6-17v5l-7-13h-14l4-13-4-4v-8l4-5 10 5 21-17-14-13 6-9-13-8v-9l-10-4v-4l17-4v-9l-3-4-4-18 7-3-3-10h3v-4l-11-4-17 14-10-6-8-12 8-21-8-9v-17l-4-4h-9l-8-8-9 4-17-21 5-9 25-29h-17v-17l-13-5-4-8v-4l4-9-8-4v-14l-17 4-17-21h4l17-4 9-17h-17l-9-13-8 9-9-4-17-17-4-9-13-8v-21h9l4-17 4-4-4-17 13-22h-17l4-12-13-17 5-14-9-21-12-9-9-21-4-12h-4l-10-17h-7l3-9h-13l-21-8-4-17-13-21-4-5-17-4c4-229-17-460-17-685 532-9 1067-21 1599-51v8l-25 47 8 8 17 9 13-13 4-8v-30l9-8h12l13 25v51l-38 22-4 55 12 9h26l18 16-44 43v8l22 34 25-8 10-5 12-21h9l4 9v8l-17 27h-14l-7 11 3 14 39 21 4 9h-25l-31-34-17 21 5 13 35 33 15 5 23-9 12 9v8l-25 17 8 21 9 4 38 5 17-21h8l-25 50-4 9-21-3-9 3v4l9 14-5 29-35-12-11 8h-17l-4 13-10-4-21 12-4 26 4 17 25 4 17-13 18 13 3-21-3-13 13 8h13l-5 22-12 21-17 8 4 26h-14l-21-22-13 5 5 12 29 13 10 9 4 4-21 21-31 4-21 52-21 25-13 9 17 21-4 8-17-4-13-21h-4l-17 13-4 34-13 17 21 4 38-9v9l-8 4-34-4-17 4h4l-12 25v44l-9 21h-29l-23-17-4 8v9l10 13h46l4 12-8 17-25 13-23 4v55l23 21 4 10-10 21h-8l-13-10-8-11v-14h-13l-8 4 4 27h17l-4 11v14l25 13v21l-9 8-21 9-46-4-5 4 5 21 25 17 4 25-12 34 29 31 9 13-13 16-30 17v5c362-13 720-38 1080-61v10l6 8-9 9-4 12 4 13-8 4 8 5v8h-8v30h-14l8 17-11 4v8l-10 5-8 17 8 22-8 7 4 4-4 6-4 8 4 3v6 12 4l-4 9 8-4 4 12h10l-10 17 27 43 8 4 9 25 17 5h8l4 12h9v9l4 4 8 14v25l17 17 5 13h8l4 4v17l-4 8v13l4 4 5 17 8 9v4l25 25-88 17-22-29-111-22-76-63h-94l-38 55-64 80 26 61 63 16 99 9 72-13 50-73 52 35 34-39 13 21 29-25 13 21-38 48-73 33 22 43 55-17 4 46 51 13 26-17 4-72 77-34-8 43 42 21-26 8 17 61-8 11 34 21-34 10-38-31-27 56-67-4 38 34-9 8 55 21 23 13-69-8-47-26-12 9 38 38-55-9-13 9 17 21h-25l135 81 8 47 90-4 30 34 38-13 4 38 38-38 39 38 9 52 51-10-34 38 46 10-21 42-42-29 13 33-26 17 9 30-61-68-4 43-76 84 68-144-34-18-9 52-29 4-4-33-47-44v-21l-13 14-81-27 4-33-101 12 16-38-38-25v-34l-90 4-4-17-17 9-63-38-17 11-9-38-29 35 21 34 80 25-8 13 17 34-13 17 13 25-42-4 21 73 21-10-21 31-82 59-28-59 11-46-21-13v21l-42-43-26 29-8-34-25-16-17 33-78 6 23 25-23 25-21-18 13 61-25-9 4 26-64 12 9-25-42-9-26 30-22-30 60-29-4-21-42-6-27-50-84-9-13 31-65-52-32-55-103-38-63 17-6-73h-55l13-81-140 34-12-29 21-26 12 13-4-34h-85v26l-94 55 5-34-38 12 80 99-132 51-183-26-365-124-281 30-47 21-55-55 59-25 17-103 26-38-5-25 5-9 8-4v-17h8v-4h-12l4-17h-4l-9-30zM1221 2293l60-39 85 43h38l-34 30 4 25-51 5zM1646 2458l39-46 21 56-4-10 4 27 26 4-5 13 13-9 4 17-84-13-44-56zM1723 2451l-4 25h-9l-4-8zM1860 2485l-27 12 13-21h-17l4 34 17-4-8 29-22 5 5-30-30 9 4-43-17 17 5 42-39-25-4-42 68-4 4-17z">
          <text:p/>
        </draw:path>
        <draw:path draw:style-name="gr1" draw:text-style-name="P1" draw:layer="layout" svg:width="4.772cm" svg:height="3.704cm" svg:x="19.98cm" svg:y="15.282cm" svg:viewBox="0 0 4773 3705" svg:d="M4088 1242l21 25-46-21h-13l102 242 204 320-4 34 12-17 65 81 38 93 101 179 40 47-23-17-42-9h-21l21 17 47-4 46 56 52 80-13 4 55 112 34 305 9 230-13 149-47 107-4 80 26 55-51 111v38h-82l-76 51-101-4-65 46-89 10-21-14-31-68 17-33 90 55h38l17-34-42-43-110-29-98-175 33-25-42-52-174-46-116 8v-51l-63-59-30-115-25-26-17-73-52-7-21-31 21-17 22-72 55-55-67 43-17 80-44 21-59-118 4-34 4-69-33-29 59-39v-46h-9l-4 42-80 38-69-34-13-12 13 12 56 47 25 80-85-29-51-55-25-30 21 30 17 29-21-29-103-179-21-8 18 29-39-38 12-38-21-34-76-46 21-23-17 9-8-21 118 18-17-27 48-8-86 17-42-13 42-13 5-21-39 26 47-43-13-25 76-111-8-72-38-17-4 80-17-4-26-68-72-50v12l-33-21 21 21-13 26h30l-44 25 103 26-34 25v90l-17 12-81-77 50 73-4 17-80-98 8-217 38-175v-174l-38-76 26-4-5-47-80-73-42-89h-137l-29-51-43-18 17-21-39-7-42-56-93-43-26-98-90-34-71-106-196-85-65-9-38 21-51-12-63 35v59l-48-4 10 21 55 4-4 21-65-4-217 149-42-13-25 43-127 25-90 21-34-59-9-55 13-14v56l34 68 30-13-5-72-59-68-153-98 38-8 59 46 35-8-13-8 30 8v-4l-9-17-43 13-42-51-102-21 17-52 38-4 13-43-80 38-26-12-52 12 13 34 42-4 27 64-162-81-234-51-69-8h65l89-4-4-22 77 22-10-30-59-34-93 25-42-16-86 59-103 12-225 64 145-85-51-34 13-46h-21l-17 93-38-72-31 9 14 59-60 80-81 27 4-52 30-21v-17l-42-13-17-34 12-13 13-46-8-31-9-17-25-4-44-25-8-26-47-38-8-17 17-56-9-29c503-43 970-81 1469-148l4 16 17 5 8 25 17 21 9 30v25l8 21 9 13 12 4 17 17 282-17 50-4c392-30 787-46 1179-80l-9 29 17 13 13 8 4 44 17 34 8 4 68-10 4-11-8-35 4-9 4-25v-59l-8-17-21-34-4-73 8-4-4-17 25 8 4-17 5-17 4-4 21 4 4-8 18 17h42l17 17 9-9 13 5 12 8 43 9 8-5 17 5v-5l39 5 4-9 26 76-5 31 43 63-4 51 25 13 17 69 107 208v55l50 51 13 46 99 145 15 52zM480 625l21-4 99-17h51l8 4-8 4-115 9-35 8-21 9-229 60-13 3-17-7h4 47l39-18 51-17 63-13zM4097 1212l-38-42-56-68-17-39 8 4 31 44 93 122zM4126 1233l103 111 42 81-29 42h-17l7-93-17-34-38-4-13 21-55-13-12-42 29-14-12-21 72 44zM4181 1344l34 17-17 102 13 81 52 98-94-148v-133zM3569 2845l-17 10-38-94-30-26 30-12 25 67zM4726 3552l-115 153 115-187 4-38-21-17 64-47z">
          <text:p/>
        </draw:path>
        <draw:polygon draw:style-name="gr1" draw:text-style-name="P1" draw:layer="layout" svg:width="0.3cm" svg:height="0.254cm" svg:x="18.274cm" svg:y="4.175cm" svg:viewBox="0 0 301 255" draw:points="251,97 132,158 80,230 34,255 4,242 0,213 17,175 301,0">
          <text:p/>
        </draw:polygon>
        <draw:path draw:style-name="gr1" draw:text-style-name="P1" draw:layer="layout" svg:width="3.989cm" svg:height="3.734cm" svg:x="17.785cm" svg:y="4.613cm" svg:viewBox="0 0 3990 3735" svg:d="M859 97l98-67 192-30 38 30-9 17-84 29-128 115-72 150-39-82-51-13-9-67 43-38zM2123 902l-25 13 4 21-73-21-85 21-25 30-9 46-46 51-35 17 4 18-21 7-21 61-26-17-8-26 42-85h-80l-59 81-103 21-55 102-25 90-103 183v34l-38-17-25-22-9-16 9-9v-14l4-8v-17l21-55v-8l-21-17-34 29-31-4-4 13-13-17-4-4-4 8 13-30-9-25 21-13 13-25-13-31-12-11 21-6 4-17v-12l-25-26v-4l18-8v-9l-14-8v-9l-17-4-17-17-47-8-12-17-26 8-18-4-21-13v-14l27-29-17-9v-21h-10l-17-8-12-9-17 5-21-9-22 4h-4l-30-17-12 9-26-13-12 4-9-8-4-4h-18l-13 8-12-4-5 17h-12l-17-17-13 4-8-8-26 8v-8l-8-5-4 9c-209-120-379-120-617-162l-4-21-13-17-8-30-31-42h-17l-9-8h-12l-4-17h-5l-29 8-13-18 170-84 60-64 38-38 187-35 77-46 34-55 59-5 30-25 18-52 106-89 12 64 51 12 4 52 34 21v43l-13 50 17 34 116-105-5 29 72-13 65-4 110 43 153 199 120-4 42-25 72 55 48-38 59 42 72-101 136-90 21 8 110-38 158-4 124-64 122-25-25 51 14 97-10 31 14 17 38-13 64 25 77-35 34 48 63-59 47-14 81 153-43 30 18 25 59-11 46 25-16 25 38 43 42 8 4 26h-208l-68 25-55-34-35 4-7 124-56-17-106-77-153-34-61 4-55 95zM3072 779l17-30 38-13-9-21-21-4 34-21 25 8 38 47 26 12-13 43-29 12-26-25-80 25-27-38-11 17 11-25zM1944 3735l97-103 44-152 55-90 29-118 9-235-51-234-115-225-51-120 38-72h21l-17-8v-30l-21-80h13l-47-65 55-93 43-119 4-116-25-118 73-25 4-30-9-48 9-38 122-67 69-150 26 9-26 153 21 116 55 4 26-69 21-102-21-132 4-42 30-34 94-46 51-10 29-25-84-26-22-67 13-44 42-38v-38l110-42 128 72 68-21 56 21 38 35 17 42 90-4 68 46 34-8 59 38 46-17 6 25 50 30-12 13 17 25 46 73-55 38 9 25-17 9 25 46 55 34 34 103v128l-4 123-76 56-9 63-4 68-42 56-82 29-13 39 5 144 123 47 22-4 46-86 21 10 9-27 39-76 13-63 170-111 63 16 43 34 73 116 17 59 97 340 55 124-17 55 8 89-4 86-63 12 4-25h-47l-39 34 10 17-35 80 14 21-23 73-76 55-25 124 8 55-115 221c-213 38-425 65-638 103l-4-44c-336 40-669 69-1004 103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Ubuntu" fo:font-family="Ubuntu"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8T19:23:41.955980397</meta:creation-date>
    <dc:date>2015-03-19T15:22:43.439744960</dc:date>
    <meta:editing-duration>PT3H38M23S</meta:editing-duration>
    <meta:editing-cycles>8</meta:editing-cycles>
    <meta:generator>LibreOffice/4.2.7.2$Linux_X86_64 LibreOffice_project/420m0$Build-2</meta:generator>
    <meta:document-statistic meta:object-count="50"/>
  </office:meta>
</office:document-meta>
</file>